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15.999cm" svg:height="8.999cm" svg:x="15.907cm" svg:y="0.546cm">
            <draw:object draw:notify-on-update-of-ranges="Sheet1.A2:Sheet1.A2 Sheet1.A3:Sheet1.A10 Sheet1.B2:Sheet1.B2 Sheet1.B3:Sheet1.B10 Sheet1.C2:Sheet1.C2 Sheet1.C3:Sheet1.C10 Sheet1.D2:Sheet1.D2 Sheet1.D3:Sheet1.D10 Sheet1.E2:Sheet1.E2 Sheet1.E3:Sheet1.E10 Sheet1.F2:Sheet1.F2 Sheet1.F3:Sheet1.F10 Sheet1.G2:Sheet1.G2 Sheet1.G3:Sheet1.G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5.907cm" svg:y="9.473cm">
            <draw:object draw:notify-on-update-of-ranges="Sheet1.A22:Sheet1.A22 Sheet1.A23:Sheet1.A25 Sheet1.B22:Sheet1.B22 Sheet1.B23:Sheet1.B25 Sheet1.C22:Sheet1.C22 Sheet1.C23:Sheet1.C25 Sheet1.D22:Sheet1.D22 Sheet1.D23:Sheet1.D25 Sheet1.E22:Sheet1.E22 Sheet1.E23:Sheet1.E25 Sheet1.F22:Sheet1.F22 Sheet1.F23:Sheet1.F25 Sheet1.G22:Sheet1.G22 Sheet1.G23:Sheet1.G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18.02cm" svg:y="32.173cm">
            <draw:object draw:notify-on-update-of-ranges="Sheet1.A77:Sheet1.A77 Sheet1.A78:Sheet1.A85 Sheet1.B77:Sheet1.B77 Sheet1.B78:Sheet1.B85 Sheet1.C77:Sheet1.C77 Sheet1.C78:Sheet1.C85 Sheet1.D77:Sheet1.D77 Sheet1.D78:Sheet1.D85 Sheet1.E77:Sheet1.E77 Sheet1.E78:Sheet1.E85 Sheet1.F77:Sheet1.F77 Sheet1.F78:Sheet1.F85 Sheet1.G77:Sheet1.G77 Sheet1.G78:Sheet1.G8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99cm" svg:height="8.999cm" svg:x="18.165cm" svg:y="42.885cm">
            <draw:object draw:notify-on-update-of-ranges="Sheet1.A97:Sheet1.A97 Sheet1.A98:Sheet1.A101 Sheet1.B97:Sheet1.B97 Sheet1.B98:Sheet1.B101 Sheet1.C97:Sheet1.C97 Sheet1.C98:Sheet1.C101 Sheet1.D97:Sheet1.D97 Sheet1.D98:Sheet1.D101 Sheet1.E97:Sheet1.E97 Sheet1.E98:Sheet1.E101 Sheet1.F97:Sheet1.F97 Sheet1.F98:Sheet1.F101 Sheet1.G97:Sheet1.G97 Sheet1.G98:Sheet1.G10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5.999cm" svg:height="8.999cm" svg:x="18.744cm" svg:y="54.364cm">
            <draw:object draw:notify-on-update-of-ranges="Sheet1.A127:Sheet1.A127 Sheet1.A128:Sheet1.A131 Sheet1.B127:Sheet1.B127 Sheet1.B128:Sheet1.B131 Sheet1.C127:Sheet1.C127 Sheet1.C128:Sheet1.C131 Sheet1.D127:Sheet1.D127 Sheet1.D128:Sheet1.D131 Sheet1.E127:Sheet1.E127 Sheet1.E128:Sheet1.E131 Sheet1.F127:Sheet1.F127 Sheet1.F128:Sheet1.F131 Sheet1.G127:Sheet1.G127 Sheet1.G128:Sheet1.G13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19.004cm" svg:y="63.992cm">
            <draw:object draw:notify-on-update-of-ranges="Sheet1.A143:Sheet1.A143 Sheet1.A144:Sheet1.A153 Sheet1.B143:Sheet1.B143 Sheet1.B144:Sheet1.B153 Sheet1.C143:Sheet1.C143 Sheet1.C144:Sheet1.C153 Sheet1.D143:Sheet1.D143 Sheet1.D144:Sheet1.D153 Sheet1.E143:Sheet1.E143 Sheet1.E144:Sheet1.E153 Sheet1.F143:Sheet1.F143 Sheet1.F144:Sheet1.F153 Sheet1.G143:Sheet1.G143 Sheet1.G144:Sheet1.G15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9cm" svg:height="8.999cm" svg:x="15.907cm" svg:y="121.061cm">
            <draw:object draw:notify-on-update-of-ranges="Sheet1.A272:Sheet1.A272 Sheet1.A273:Sheet1.A281 Sheet1.B272:Sheet1.B272 Sheet1.B273:Sheet1.B281 Sheet1.C272:Sheet1.C272 Sheet1.C273:Sheet1.C281 Sheet1.D272:Sheet1.D272 Sheet1.D273:Sheet1.D281 Sheet1.E272:Sheet1.E272 Sheet1.E273:Sheet1.E281 Sheet1.F272:Sheet1.F272 Sheet1.F273:Sheet1.F281 Sheet1.G272:Sheet1.G272 Sheet1.G273:Sheet1.G28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15.999cm" svg:height="8.999cm" svg:x="15.907cm" svg:y="136.03cm">
            <draw:object draw:notify-on-update-of-ranges="Sheet1.A307:Sheet1.A307 Sheet1.A308:Sheet1.A314 Sheet1.B307:Sheet1.B307 Sheet1.B308:Sheet1.B314 Sheet1.C307:Sheet1.C307 Sheet1.C308:Sheet1.C314 Sheet1.D307:Sheet1.D307 Sheet1.D308:Sheet1.D314 Sheet1.E307:Sheet1.E307 Sheet1.E308:Sheet1.E314 Sheet1.F307:Sheet1.F307 Sheet1.F308:Sheet1.F314 Sheet1.G307:Sheet1.G307 Sheet1.G308:Sheet1.G31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svg:width="15.999cm" svg:height="8.999cm" svg:x="15.907cm" svg:y="145.165cm">
            <draw:object draw:notify-on-update-of-ranges="Sheet1.A326:Sheet1.A326 Sheet1.A327:Sheet1.A330 Sheet1.B326:Sheet1.B326 Sheet1.B327:Sheet1.B330 Sheet1.C326:Sheet1.C326 Sheet1.C327:Sheet1.C330 Sheet1.D326:Sheet1.D326 Sheet1.D327:Sheet1.D330 Sheet1.E326:Sheet1.E326 Sheet1.E327:Sheet1.E330 Sheet1.F326:Sheet1.F326 Sheet1.F327:Sheet1.F330 Sheet1.G326:Sheet1.G326 Sheet1.G327:Sheet1.G330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svg:width="15.999cm" svg:height="8.999cm" svg:x="15.907cm" svg:y="158.109cm">
            <draw:object draw:notify-on-update-of-ranges="Sheet1.A355:Sheet1.A355 Sheet1.A356:Sheet1.A369 Sheet1.B355:Sheet1.B355 Sheet1.B356:Sheet1.B369 Sheet1.C355:Sheet1.C355 Sheet1.C356:Sheet1.C369 Sheet1.D355:Sheet1.D355 Sheet1.D356:Sheet1.D369 Sheet1.E355:Sheet1.E355 Sheet1.E356:Sheet1.E369 Sheet1.F355:Sheet1.F355 Sheet1.F356:Sheet1.F369 Sheet1.G355:Sheet1.G355 Sheet1.G356:Sheet1.G36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style-name="gr1" svg:width="15.999cm" svg:height="8.999cm" svg:x="15.907cm" svg:y="169.714cm">
            <draw:object draw:notify-on-update-of-ranges="Sheet1.A381:Sheet1.A381 Sheet1.A382:Sheet1.A393 Sheet1.B381:Sheet1.B381 Sheet1.B382:Sheet1.B393 Sheet1.C381:Sheet1.C381 Sheet1.C382:Sheet1.C393 Sheet1.D381:Sheet1.D381 Sheet1.D382:Sheet1.D393 Sheet1.E381:Sheet1.E381 Sheet1.E382:Sheet1.E393 Sheet1.F381:Sheet1.F381 Sheet1.F382:Sheet1.F393 Sheet1.G381:Sheet1.G381 Sheet1.G382:Sheet1.G39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1" draw:style-name="gr1" svg:width="15.999cm" svg:height="8.999cm" svg:x="15.907cm" svg:y="180.426cm">
            <draw:object draw:notify-on-update-of-ranges="Sheet1.A405:Sheet1.A405 Sheet1.A406:Sheet1.A408 Sheet1.B405:Sheet1.B405 Sheet1.B406:Sheet1.B408 Sheet1.C405:Sheet1.C405 Sheet1.C406:Sheet1.C408 Sheet1.D405:Sheet1.D405 Sheet1.D406:Sheet1.D408 Sheet1.E405:Sheet1.E405 Sheet1.E406:Sheet1.E408 Sheet1.F405:Sheet1.F405 Sheet1.F406:Sheet1.F408 Sheet1.G405:Sheet1.G405 Sheet1.G406:Sheet1.G408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2" draw:style-name="gr1" svg:width="15.999cm" svg:height="8.999cm" svg:x="15.907cm" svg:y="187.122cm">
            <draw:object draw:notify-on-update-of-ranges="Sheet1.A420:Sheet1.A420 Sheet1.A421:Sheet1.A423 Sheet1.B420:Sheet1.B420 Sheet1.B421:Sheet1.B423 Sheet1.C420:Sheet1.C420 Sheet1.C421:Sheet1.C423 Sheet1.D420:Sheet1.D420 Sheet1.D421:Sheet1.D423 Sheet1.E420:Sheet1.E420 Sheet1.E421:Sheet1.E423 Sheet1.F420:Sheet1.F420 Sheet1.F421:Sheet1.F423 Sheet1.G420:Sheet1.G420 Sheet1.G421:Sheet1.G423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3" draw:style-name="gr1" svg:width="15.999cm" svg:height="8.999cm" svg:x="15.907cm" svg:y="205.869cm">
            <draw:object draw:notify-on-update-of-ranges="Sheet1.A462:Sheet1.A462 Sheet1.A463:Sheet1.A466 Sheet1.B462:Sheet1.B462 Sheet1.B463:Sheet1.B466 Sheet1.C462:Sheet1.C462 Sheet1.C463:Sheet1.C466 Sheet1.D462:Sheet1.D462 Sheet1.D463:Sheet1.D466 Sheet1.E462:Sheet1.E462 Sheet1.E463:Sheet1.E466 Sheet1.F462:Sheet1.F462 Sheet1.F463:Sheet1.F466 Sheet1.G462:Sheet1.G462 Sheet1.G463:Sheet1.G466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4" draw:style-name="gr1" svg:width="15.999cm" svg:height="8.999cm" svg:x="15.907cm" svg:y="213.01cm">
            <draw:object draw:notify-on-update-of-ranges="Sheet1.A478:Sheet1.A478 Sheet1.A479:Sheet1.A485 Sheet1.B478:Sheet1.B478 Sheet1.B479:Sheet1.B485 Sheet1.C478:Sheet1.C478 Sheet1.C479:Sheet1.C485 Sheet1.D478:Sheet1.D478 Sheet1.D479:Sheet1.D485 Sheet1.E478:Sheet1.E478 Sheet1.E479:Sheet1.E485 Sheet1.F478:Sheet1.F478 Sheet1.F479:Sheet1.F485 Sheet1.G478:Sheet1.G478 Sheet1.G479:Sheet1.G485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5" draw:style-name="gr1" svg:width="15.999cm" svg:height="8.999cm" svg:x="15.907cm" svg:y="227.74cm">
            <draw:object draw:notify-on-update-of-ranges="Sheet1.A511:Sheet1.A511 Sheet1.A512:Sheet1.A520 Sheet1.B511:Sheet1.B511 Sheet1.B512:Sheet1.B520 Sheet1.C511:Sheet1.C511 Sheet1.C512:Sheet1.C520 Sheet1.D511:Sheet1.D511 Sheet1.D512:Sheet1.D520 Sheet1.E511:Sheet1.E511 Sheet1.E512:Sheet1.E520 Sheet1.F511:Sheet1.F511 Sheet1.F512:Sheet1.F520 Sheet1.G511:Sheet1.G511 Sheet1.G512:Sheet1.G520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svg:width="15.999cm" svg:height="8.999cm" svg:x="15.907cm" svg:y="248.511cm">
            <draw:object draw:notify-on-update-of-ranges="Sheet1.A558:Sheet1.A558 Sheet1.A559:Sheet1.A563 Sheet1.B558:Sheet1.B558 Sheet1.B559:Sheet1.B563 Sheet1.C558:Sheet1.C558 Sheet1.C559:Sheet1.C563 Sheet1.D558:Sheet1.D558 Sheet1.D559:Sheet1.D563 Sheet1.E558:Sheet1.E558 Sheet1.E559:Sheet1.E563 Sheet1.F558:Sheet1.F558 Sheet1.F559:Sheet1.F563 Sheet1.G558:Sheet1.G558 Sheet1.G559:Sheet1.G563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7" draw:style-name="gr1" svg:width="15.999cm" svg:height="8.999cm" svg:x="15.907cm" svg:y="256.307cm">
            <draw:object draw:notify-on-update-of-ranges="Sheet1.A575:Sheet1.A575 Sheet1.A576:Sheet1.A581 Sheet1.B575:Sheet1.B575 Sheet1.B576:Sheet1.B581 Sheet1.C575:Sheet1.C575 Sheet1.C576:Sheet1.C581 Sheet1.D575:Sheet1.D575 Sheet1.D576:Sheet1.D581 Sheet1.E575:Sheet1.E575 Sheet1.E576:Sheet1.E581 Sheet1.F575:Sheet1.F575 Sheet1.F576:Sheet1.F581 Sheet1.G575:Sheet1.G575 Sheet1.G576:Sheet1.G581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8" draw:style-name="gr1" svg:width="15.999cm" svg:height="8.999cm" svg:x="15.907cm" svg:y="79.104cm">
            <draw:object draw:notify-on-update-of-ranges="Sheet1.A178:Sheet1.A178 Sheet1.A179:Sheet1.A182 Sheet1.B178:Sheet1.B178 Sheet1.B179:Sheet1.B182 Sheet1.C178:Sheet1.C178 Sheet1.C179:Sheet1.C182 Sheet1.D178:Sheet1.D178 Sheet1.D179:Sheet1.D182 Sheet1.E178:Sheet1.E178 Sheet1.E179:Sheet1.E182 Sheet1.F178:Sheet1.F178 Sheet1.F179:Sheet1.F182 Sheet1.G178:Sheet1.G178 Sheet1.G179:Sheet1.G18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averag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euclidean</text:p>
          </table:table-cell>
          <table:table-cell/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averag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ximum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averag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nhattan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averag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canberra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averag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binary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averag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inkowski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war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euclidean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war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ximum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war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nhattan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war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canberra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0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war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binary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war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inkowski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singl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euclidean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singl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ximum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singl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nhattan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singl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canberra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singl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binary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singl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inkowski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complet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euclidean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complet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ximum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complet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nhattan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complet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canberra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complet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binary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complete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inkowski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4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mcquitty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euclidean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mcquitty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ximum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mcquitty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nhattan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mcquitty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canberra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mcquitty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binary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mcquitty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inkowski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median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euclidean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median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ximum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median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nhattan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median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canberra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median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binary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median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inkowski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centroi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euclidean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centroi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ximum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centroi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anhattan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centroi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canberra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luster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centroi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binary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>
            <text:p>hCluster</text:p>
          </table:table-cell>
          <table:table-cell office:value-type="string">
            <text:p>Method=</text:p>
          </table:table-cell>
          <table:table-cell office:value-type="string">
            <text:p>centroid</text:p>
          </table:table-cell>
          <table:table-cell office:value-type="string">
            <text:p>distance</text:p>
          </table:table-cell>
          <table:table-cell office:value-type="string">
            <text:p>Method</text:p>
          </table:table-cell>
          <table:table-cell office:value-type="string">
            <text:p>=</text:p>
          </table:table-cell>
          <table:table-cell office:value-type="string">
            <text:p>minkowski</text:p>
          </table:table-cell>
        </table:table-row>
        <table:table-row table:style-name="ro1">
          <table:table-cell/>
          <table:table-cell office:value-type="string">
            <text:p>EC6.1</text:p>
          </table:table-cell>
          <table:table-cell office:value-type="string">
            <text:p>EC6.2</text:p>
          </table:table-cell>
          <table:table-cell office:value-type="string">
            <text:p>EC6.3</text:p>
          </table:table-cell>
          <table:table-cell office:value-type="string">
            <text:p>EC6.4</text:p>
          </table:table-cell>
          <table:table-cell office:value-type="string">
            <text:p>EC6.5</text:p>
          </table:table-cell>
          <table:table-cell office:value-type="string">
            <text:p>EC6.6</text:p>
          </table:table-cell>
          <table:table-cell/>
        </table:table-row>
        <table:table-row table:style-name="ro1">
          <table:table-cell office:value-type="string">
            <text:p>Cluster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4">04/07/2012</text:date>, <text:time>12:0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ket Choudhary</meta:initial-creator>
    <meta:creation-date>2012-07-04T11:40:57</meta:creation-date>
    <dc:date>2012-07-04T12:00:32</dc:date>
    <dc:creator>Saket Choudhary</dc:creator>
    <meta:editing-duration>PT19M36S</meta:editing-duration>
    <meta:editing-cycles>4</meta:editing-cycles>
    <meta:generator>OpenOffice.org/3.3$Unix OpenOffice.org_project/330m20$Build-9567</meta:generator>
    <meta:document-statistic meta:table-count="3" meta:cell-count="1636" meta:object-count="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63cm" svg:y="0.315cm" chart:style-name="ch2">
          <text:p>hCluster Method= average distance Method = euclidean</text:p>
        </chart:title>
        <chart:legend chart:legend-position="end" svg:x="14.175cm" svg:y="3.014cm" chart:style-name="ch3"/>
        <chart:plot-area chart:style-name="ch4" table:cell-range-address="Sheet1.A2:Sheet1.G10" chart:data-source-has-labels="both" svg:x="0.77cm" svg:y="1.64cm" svg:width="12.765cm" svg:height="6.76cm">
          <chartooo:coordinate-region svg:x="1.439cm" svg:y="1.85cm" svg:width="12.096cm" svg:height="5.881cm"/>
          <chart:axis chart:dimension="x" chart:name="primary-x" chart:style-name="ch5">
            <chart:categories table:cell-range-address="Sheet1.A3:Sheet1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B10" chart:label-cell-address="Sheet1.B2:Sheet1.B2" chart:class="chart:bar">
            <chart:data-point chart:repeated="8"/>
          </chart:series>
          <chart:series chart:style-name="ch9" chart:values-cell-range-address="Sheet1.C3:Sheet1.C10" chart:label-cell-address="Sheet1.C2:Sheet1.C2" chart:class="chart:bar">
            <chart:data-point chart:repeated="8"/>
          </chart:series>
          <chart:series chart:style-name="ch10" chart:values-cell-range-address="Sheet1.D3:Sheet1.D10" chart:label-cell-address="Sheet1.D2:Sheet1.D2" chart:class="chart:bar">
            <chart:data-point chart:repeated="8"/>
          </chart:series>
          <chart:series chart:style-name="ch11" chart:values-cell-range-address="Sheet1.E3:Sheet1.E10" chart:label-cell-address="Sheet1.E2:Sheet1.E2" chart:class="chart:bar">
            <chart:data-point chart:repeated="8"/>
          </chart:series>
          <chart:series chart:style-name="ch12" chart:values-cell-range-address="Sheet1.F3:Sheet1.F10" chart:label-cell-address="Sheet1.F2:Sheet1.F2" chart:class="chart:bar">
            <chart:data-point chart:repeated="8"/>
          </chart:series>
          <chart:series chart:style-name="ch13" chart:values-cell-range-address="Sheet1.G3:Sheet1.G10" chart:label-cell-address="Sheet1.G2:Sheet1.G2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2:Sheet1.B2</svg:desc>
                </draw:g>
              </table:table-cell>
              <table:table-cell office:value-type="string">
                <text:p>EC6.2</text:p>
                <draw:g>
                  <svg:desc>Sheet1.C2:Sheet1.C2</svg:desc>
                </draw:g>
              </table:table-cell>
              <table:table-cell office:value-type="string">
                <text:p>EC6.3</text:p>
                <draw:g>
                  <svg:desc>Sheet1.D2:Sheet1.D2</svg:desc>
                </draw:g>
              </table:table-cell>
              <table:table-cell office:value-type="string">
                <text:p>EC6.4</text:p>
                <draw:g>
                  <svg:desc>Sheet1.E2:Sheet1.E2</svg:desc>
                </draw:g>
              </table:table-cell>
              <table:table-cell office:value-type="string">
                <text:p>EC6.5</text:p>
                <draw:g>
                  <svg:desc>Sheet1.F2:Sheet1.F2</svg:desc>
                </draw:g>
              </table:table-cell>
              <table:table-cell office:value-type="string">
                <text:p>EC6.6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3:Sheet1.A10</svg:desc>
                </draw:g>
              </table:table-cell>
              <table:table-cell office:value-type="float" office:value="0">
                <text:p>0</text:p>
                <draw:g>
                  <svg:desc>Sheet1.B3:Sheet1.B10</svg:desc>
                </draw:g>
              </table:table-cell>
              <table:table-cell office:value-type="float" office:value="3">
                <text:p>3</text:p>
                <draw:g>
                  <svg:desc>Sheet1.C3:Sheet1.C10</svg:desc>
                </draw:g>
              </table:table-cell>
              <table:table-cell office:value-type="float" office:value="0">
                <text:p>0</text:p>
                <draw:g>
                  <svg:desc>Sheet1.D3:Sheet1.D10</svg:desc>
                </draw:g>
              </table:table-cell>
              <table:table-cell office:value-type="float" office:value="0">
                <text:p>0</text:p>
                <draw:g>
                  <svg:desc>Sheet1.E3:Sheet1.E10</svg:desc>
                </draw:g>
              </table:table-cell>
              <table:table-cell office:value-type="float" office:value="0">
                <text:p>0</text:p>
                <draw:g>
                  <svg:desc>Sheet1.F3:Sheet1.F10</svg:desc>
                </draw:g>
              </table:table-cell>
              <table:table-cell office:value-type="float" office:value="0">
                <text:p>0</text:p>
                <draw:g>
                  <svg:desc>Sheet1.G3:Sheet1.G10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58cm" svg:y="0.315cm" chart:style-name="ch2">
          <text:p> hCluster Method= complete distance Method = canberra</text:p>
        </chart:title>
        <chart:legend chart:legend-position="end" svg:x="14.175cm" svg:y="3.014cm" chart:style-name="ch3"/>
        <chart:plot-area chart:style-name="ch4" table:cell-range-address="Sheet1.A326:Sheet1.G330" chart:data-source-has-labels="both" svg:x="0.77cm" svg:y="1.64cm" svg:width="12.765cm" svg:height="6.76cm">
          <chartooo:coordinate-region svg:x="1.439cm" svg:y="1.85cm" svg:width="12.096cm" svg:height="5.881cm"/>
          <chart:axis chart:dimension="x" chart:name="primary-x" chart:style-name="ch5">
            <chart:categories table:cell-range-address="Sheet1.A327:Sheet1.A3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27:Sheet1.B330" chart:label-cell-address="Sheet1.B326:Sheet1.B326" chart:class="chart:bar">
            <chart:data-point chart:repeated="4"/>
          </chart:series>
          <chart:series chart:style-name="ch9" chart:values-cell-range-address="Sheet1.C327:Sheet1.C330" chart:label-cell-address="Sheet1.C326:Sheet1.C326" chart:class="chart:bar">
            <chart:data-point chart:repeated="4"/>
          </chart:series>
          <chart:series chart:style-name="ch10" chart:values-cell-range-address="Sheet1.D327:Sheet1.D330" chart:label-cell-address="Sheet1.D326:Sheet1.D326" chart:class="chart:bar">
            <chart:data-point chart:repeated="4"/>
          </chart:series>
          <chart:series chart:style-name="ch11" chart:values-cell-range-address="Sheet1.E327:Sheet1.E330" chart:label-cell-address="Sheet1.E326:Sheet1.E326" chart:class="chart:bar">
            <chart:data-point chart:repeated="4"/>
          </chart:series>
          <chart:series chart:style-name="ch12" chart:values-cell-range-address="Sheet1.F327:Sheet1.F330" chart:label-cell-address="Sheet1.F326:Sheet1.F326" chart:class="chart:bar">
            <chart:data-point chart:repeated="4"/>
          </chart:series>
          <chart:series chart:style-name="ch13" chart:values-cell-range-address="Sheet1.G327:Sheet1.G330" chart:label-cell-address="Sheet1.G326:Sheet1.G326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326:Sheet1.B326</svg:desc>
                </draw:g>
              </table:table-cell>
              <table:table-cell office:value-type="string">
                <text:p>EC6.2</text:p>
                <draw:g>
                  <svg:desc>Sheet1.C326:Sheet1.C326</svg:desc>
                </draw:g>
              </table:table-cell>
              <table:table-cell office:value-type="string">
                <text:p>EC6.3</text:p>
                <draw:g>
                  <svg:desc>Sheet1.D326:Sheet1.D326</svg:desc>
                </draw:g>
              </table:table-cell>
              <table:table-cell office:value-type="string">
                <text:p>EC6.4</text:p>
                <draw:g>
                  <svg:desc>Sheet1.E326:Sheet1.E326</svg:desc>
                </draw:g>
              </table:table-cell>
              <table:table-cell office:value-type="string">
                <text:p>EC6.5</text:p>
                <draw:g>
                  <svg:desc>Sheet1.F326:Sheet1.F326</svg:desc>
                </draw:g>
              </table:table-cell>
              <table:table-cell office:value-type="string">
                <text:p>EC6.6</text:p>
                <draw:g>
                  <svg:desc>Sheet1.G326:Sheet1.G3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327:Sheet1.A330</svg:desc>
                </draw:g>
              </table:table-cell>
              <table:table-cell office:value-type="float" office:value="0">
                <text:p>0</text:p>
                <draw:g>
                  <svg:desc>Sheet1.B327:Sheet1.B330</svg:desc>
                </draw:g>
              </table:table-cell>
              <table:table-cell office:value-type="float" office:value="0">
                <text:p>0</text:p>
                <draw:g>
                  <svg:desc>Sheet1.C327:Sheet1.C330</svg:desc>
                </draw:g>
              </table:table-cell>
              <table:table-cell office:value-type="float" office:value="2">
                <text:p>2</text:p>
                <draw:g>
                  <svg:desc>Sheet1.D327:Sheet1.D330</svg:desc>
                </draw:g>
              </table:table-cell>
              <table:table-cell office:value-type="float" office:value="0">
                <text:p>0</text:p>
                <draw:g>
                  <svg:desc>Sheet1.E327:Sheet1.E330</svg:desc>
                </draw:g>
              </table:table-cell>
              <table:table-cell office:value-type="float" office:value="0">
                <text:p>0</text:p>
                <draw:g>
                  <svg:desc>Sheet1.F327:Sheet1.F330</svg:desc>
                </draw:g>
              </table:table-cell>
              <table:table-cell office:value-type="float" office:value="0">
                <text:p>0</text:p>
                <draw:g>
                  <svg:desc>Sheet1.G327:Sheet1.G330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79cm" svg:y="0.315cm" chart:style-name="ch2">
          <text:p> hCluster Method= complete distance Method = minkowski</text:p>
        </chart:title>
        <chart:legend chart:legend-position="end" svg:x="14.175cm" svg:y="3.014cm" chart:style-name="ch3"/>
        <chart:plot-area chart:style-name="ch4" table:cell-range-address="Sheet1.A355:Sheet1.G369" chart:data-source-has-labels="both" svg:x="0.77cm" svg:y="1.64cm" svg:width="12.765cm" svg:height="6.76cm">
          <chartooo:coordinate-region svg:x="1.439cm" svg:y="1.851cm" svg:width="11.712cm" svg:height="5.46cm"/>
          <chart:axis chart:dimension="x" chart:name="primary-x" chart:style-name="ch5">
            <chart:categories table:cell-range-address="Sheet1.A356:Sheet1.A3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56:Sheet1.B369" chart:label-cell-address="Sheet1.B355:Sheet1.B355" chart:class="chart:bar">
            <chart:data-point chart:repeated="14"/>
          </chart:series>
          <chart:series chart:style-name="ch9" chart:values-cell-range-address="Sheet1.C356:Sheet1.C369" chart:label-cell-address="Sheet1.C355:Sheet1.C355" chart:class="chart:bar">
            <chart:data-point chart:repeated="14"/>
          </chart:series>
          <chart:series chart:style-name="ch10" chart:values-cell-range-address="Sheet1.D356:Sheet1.D369" chart:label-cell-address="Sheet1.D355:Sheet1.D355" chart:class="chart:bar">
            <chart:data-point chart:repeated="14"/>
          </chart:series>
          <chart:series chart:style-name="ch11" chart:values-cell-range-address="Sheet1.E356:Sheet1.E369" chart:label-cell-address="Sheet1.E355:Sheet1.E355" chart:class="chart:bar">
            <chart:data-point chart:repeated="14"/>
          </chart:series>
          <chart:series chart:style-name="ch12" chart:values-cell-range-address="Sheet1.F356:Sheet1.F369" chart:label-cell-address="Sheet1.F355:Sheet1.F355" chart:class="chart:bar">
            <chart:data-point chart:repeated="14"/>
          </chart:series>
          <chart:series chart:style-name="ch13" chart:values-cell-range-address="Sheet1.G356:Sheet1.G369" chart:label-cell-address="Sheet1.G355:Sheet1.G355" chart:class="chart:bar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355:Sheet1.B355</svg:desc>
                </draw:g>
              </table:table-cell>
              <table:table-cell office:value-type="string">
                <text:p>EC6.2</text:p>
                <draw:g>
                  <svg:desc>Sheet1.C355:Sheet1.C355</svg:desc>
                </draw:g>
              </table:table-cell>
              <table:table-cell office:value-type="string">
                <text:p>EC6.3</text:p>
                <draw:g>
                  <svg:desc>Sheet1.D355:Sheet1.D355</svg:desc>
                </draw:g>
              </table:table-cell>
              <table:table-cell office:value-type="string">
                <text:p>EC6.4</text:p>
                <draw:g>
                  <svg:desc>Sheet1.E355:Sheet1.E355</svg:desc>
                </draw:g>
              </table:table-cell>
              <table:table-cell office:value-type="string">
                <text:p>EC6.5</text:p>
                <draw:g>
                  <svg:desc>Sheet1.F355:Sheet1.F355</svg:desc>
                </draw:g>
              </table:table-cell>
              <table:table-cell office:value-type="string">
                <text:p>EC6.6</text:p>
                <draw:g>
                  <svg:desc>Sheet1.G355:Sheet1.G3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356:Sheet1.A369</svg:desc>
                </draw:g>
              </table:table-cell>
              <table:table-cell office:value-type="float" office:value="0">
                <text:p>0</text:p>
                <draw:g>
                  <svg:desc>Sheet1.B356:Sheet1.B369</svg:desc>
                </draw:g>
              </table:table-cell>
              <table:table-cell office:value-type="float" office:value="3">
                <text:p>3</text:p>
                <draw:g>
                  <svg:desc>Sheet1.C356:Sheet1.C369</svg:desc>
                </draw:g>
              </table:table-cell>
              <table:table-cell office:value-type="float" office:value="0">
                <text:p>0</text:p>
                <draw:g>
                  <svg:desc>Sheet1.D356:Sheet1.D369</svg:desc>
                </draw:g>
              </table:table-cell>
              <table:table-cell office:value-type="float" office:value="0">
                <text:p>0</text:p>
                <draw:g>
                  <svg:desc>Sheet1.E356:Sheet1.E369</svg:desc>
                </draw:g>
              </table:table-cell>
              <table:table-cell office:value-type="float" office:value="0">
                <text:p>0</text:p>
                <draw:g>
                  <svg:desc>Sheet1.F356:Sheet1.F369</svg:desc>
                </draw:g>
              </table:table-cell>
              <table:table-cell office:value-type="float" office:value="0">
                <text:p>0</text:p>
                <draw:g>
                  <svg:desc>Sheet1.G356:Sheet1.G369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58cm" svg:y="0.315cm" chart:style-name="ch2">
          <text:p> hCluster Method= mcquitty distance Method = euclidean</text:p>
        </chart:title>
        <chart:legend chart:legend-position="end" svg:x="14.175cm" svg:y="3.014cm" chart:style-name="ch3"/>
        <chart:plot-area chart:style-name="ch4" table:cell-range-address="Sheet1.A381:Sheet1.G393" chart:data-source-has-labels="both" svg:x="0.77cm" svg:y="1.64cm" svg:width="12.765cm" svg:height="6.76cm">
          <chartooo:coordinate-region svg:x="1.439cm" svg:y="1.85cm" svg:width="11.781cm" svg:height="5.461cm"/>
          <chart:axis chart:dimension="x" chart:name="primary-x" chart:style-name="ch5">
            <chart:categories table:cell-range-address="Sheet1.A382:Sheet1.A39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82:Sheet1.B393" chart:label-cell-address="Sheet1.B381:Sheet1.B381" chart:class="chart:bar">
            <chart:data-point chart:repeated="12"/>
          </chart:series>
          <chart:series chart:style-name="ch9" chart:values-cell-range-address="Sheet1.C382:Sheet1.C393" chart:label-cell-address="Sheet1.C381:Sheet1.C381" chart:class="chart:bar">
            <chart:data-point chart:repeated="12"/>
          </chart:series>
          <chart:series chart:style-name="ch10" chart:values-cell-range-address="Sheet1.D382:Sheet1.D393" chart:label-cell-address="Sheet1.D381:Sheet1.D381" chart:class="chart:bar">
            <chart:data-point chart:repeated="12"/>
          </chart:series>
          <chart:series chart:style-name="ch11" chart:values-cell-range-address="Sheet1.E382:Sheet1.E393" chart:label-cell-address="Sheet1.E381:Sheet1.E381" chart:class="chart:bar">
            <chart:data-point chart:repeated="12"/>
          </chart:series>
          <chart:series chart:style-name="ch12" chart:values-cell-range-address="Sheet1.F382:Sheet1.F393" chart:label-cell-address="Sheet1.F381:Sheet1.F381" chart:class="chart:bar">
            <chart:data-point chart:repeated="12"/>
          </chart:series>
          <chart:series chart:style-name="ch13" chart:values-cell-range-address="Sheet1.G382:Sheet1.G393" chart:label-cell-address="Sheet1.G381:Sheet1.G381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381:Sheet1.B381</svg:desc>
                </draw:g>
              </table:table-cell>
              <table:table-cell office:value-type="string">
                <text:p>EC6.2</text:p>
                <draw:g>
                  <svg:desc>Sheet1.C381:Sheet1.C381</svg:desc>
                </draw:g>
              </table:table-cell>
              <table:table-cell office:value-type="string">
                <text:p>EC6.3</text:p>
                <draw:g>
                  <svg:desc>Sheet1.D381:Sheet1.D381</svg:desc>
                </draw:g>
              </table:table-cell>
              <table:table-cell office:value-type="string">
                <text:p>EC6.4</text:p>
                <draw:g>
                  <svg:desc>Sheet1.E381:Sheet1.E381</svg:desc>
                </draw:g>
              </table:table-cell>
              <table:table-cell office:value-type="string">
                <text:p>EC6.5</text:p>
                <draw:g>
                  <svg:desc>Sheet1.F381:Sheet1.F381</svg:desc>
                </draw:g>
              </table:table-cell>
              <table:table-cell office:value-type="string">
                <text:p>EC6.6</text:p>
                <draw:g>
                  <svg:desc>Sheet1.G381:Sheet1.G3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382:Sheet1.A393</svg:desc>
                </draw:g>
              </table:table-cell>
              <table:table-cell office:value-type="float" office:value="0">
                <text:p>0</text:p>
                <draw:g>
                  <svg:desc>Sheet1.B382:Sheet1.B393</svg:desc>
                </draw:g>
              </table:table-cell>
              <table:table-cell office:value-type="float" office:value="3">
                <text:p>3</text:p>
                <draw:g>
                  <svg:desc>Sheet1.C382:Sheet1.C393</svg:desc>
                </draw:g>
              </table:table-cell>
              <table:table-cell office:value-type="float" office:value="0">
                <text:p>0</text:p>
                <draw:g>
                  <svg:desc>Sheet1.D382:Sheet1.D393</svg:desc>
                </draw:g>
              </table:table-cell>
              <table:table-cell office:value-type="float" office:value="0">
                <text:p>0</text:p>
                <draw:g>
                  <svg:desc>Sheet1.E382:Sheet1.E393</svg:desc>
                </draw:g>
              </table:table-cell>
              <table:table-cell office:value-type="float" office:value="0">
                <text:p>0</text:p>
                <draw:g>
                  <svg:desc>Sheet1.F382:Sheet1.F393</svg:desc>
                </draw:g>
              </table:table-cell>
              <table:table-cell office:value-type="float" office:value="0">
                <text:p>0</text:p>
                <draw:g>
                  <svg:desc>Sheet1.G382:Sheet1.G393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99cm" svg:y="0.315cm" chart:style-name="ch2">
          <text:p> hCluster Method= mcquitty distance Method = maximum</text:p>
        </chart:title>
        <chart:legend chart:legend-position="end" svg:x="14.175cm" svg:y="3.014cm" chart:style-name="ch3"/>
        <chart:plot-area chart:style-name="ch4" table:cell-range-address="Sheet1.A405:Sheet1.G408" chart:data-source-has-labels="both" svg:x="0.77cm" svg:y="1.64cm" svg:width="12.765cm" svg:height="6.76cm">
          <chartooo:coordinate-region svg:x="1.439cm" svg:y="1.85cm" svg:width="12.096cm" svg:height="5.881cm"/>
          <chart:axis chart:dimension="x" chart:name="primary-x" chart:style-name="ch5">
            <chart:categories table:cell-range-address="Sheet1.A406:Sheet1.A40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06:Sheet1.B408" chart:label-cell-address="Sheet1.B405:Sheet1.B405" chart:class="chart:bar">
            <chart:data-point chart:repeated="3"/>
          </chart:series>
          <chart:series chart:style-name="ch9" chart:values-cell-range-address="Sheet1.C406:Sheet1.C408" chart:label-cell-address="Sheet1.C405:Sheet1.C405" chart:class="chart:bar">
            <chart:data-point chart:repeated="3"/>
          </chart:series>
          <chart:series chart:style-name="ch10" chart:values-cell-range-address="Sheet1.D406:Sheet1.D408" chart:label-cell-address="Sheet1.D405:Sheet1.D405" chart:class="chart:bar">
            <chart:data-point chart:repeated="3"/>
          </chart:series>
          <chart:series chart:style-name="ch11" chart:values-cell-range-address="Sheet1.E406:Sheet1.E408" chart:label-cell-address="Sheet1.E405:Sheet1.E405" chart:class="chart:bar">
            <chart:data-point chart:repeated="3"/>
          </chart:series>
          <chart:series chart:style-name="ch12" chart:values-cell-range-address="Sheet1.F406:Sheet1.F408" chart:label-cell-address="Sheet1.F405:Sheet1.F405" chart:class="chart:bar">
            <chart:data-point chart:repeated="3"/>
          </chart:series>
          <chart:series chart:style-name="ch13" chart:values-cell-range-address="Sheet1.G406:Sheet1.G408" chart:label-cell-address="Sheet1.G405:Sheet1.G405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405:Sheet1.B405</svg:desc>
                </draw:g>
              </table:table-cell>
              <table:table-cell office:value-type="string">
                <text:p>EC6.2</text:p>
                <draw:g>
                  <svg:desc>Sheet1.C405:Sheet1.C405</svg:desc>
                </draw:g>
              </table:table-cell>
              <table:table-cell office:value-type="string">
                <text:p>EC6.3</text:p>
                <draw:g>
                  <svg:desc>Sheet1.D405:Sheet1.D405</svg:desc>
                </draw:g>
              </table:table-cell>
              <table:table-cell office:value-type="string">
                <text:p>EC6.4</text:p>
                <draw:g>
                  <svg:desc>Sheet1.E405:Sheet1.E405</svg:desc>
                </draw:g>
              </table:table-cell>
              <table:table-cell office:value-type="string">
                <text:p>EC6.5</text:p>
                <draw:g>
                  <svg:desc>Sheet1.F405:Sheet1.F405</svg:desc>
                </draw:g>
              </table:table-cell>
              <table:table-cell office:value-type="string">
                <text:p>EC6.6</text:p>
                <draw:g>
                  <svg:desc>Sheet1.G405:Sheet1.G4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406:Sheet1.A408</svg:desc>
                </draw:g>
              </table:table-cell>
              <table:table-cell office:value-type="float" office:value="0">
                <text:p>0</text:p>
                <draw:g>
                  <svg:desc>Sheet1.B406:Sheet1.B408</svg:desc>
                </draw:g>
              </table:table-cell>
              <table:table-cell office:value-type="float" office:value="0">
                <text:p>0</text:p>
                <draw:g>
                  <svg:desc>Sheet1.C406:Sheet1.C408</svg:desc>
                </draw:g>
              </table:table-cell>
              <table:table-cell office:value-type="float" office:value="4">
                <text:p>4</text:p>
                <draw:g>
                  <svg:desc>Sheet1.D406:Sheet1.D408</svg:desc>
                </draw:g>
              </table:table-cell>
              <table:table-cell office:value-type="float" office:value="0">
                <text:p>0</text:p>
                <draw:g>
                  <svg:desc>Sheet1.E406:Sheet1.E408</svg:desc>
                </draw:g>
              </table:table-cell>
              <table:table-cell office:value-type="float" office:value="0">
                <text:p>0</text:p>
                <draw:g>
                  <svg:desc>Sheet1.F406:Sheet1.F408</svg:desc>
                </draw:g>
              </table:table-cell>
              <table:table-cell office:value-type="float" office:value="0">
                <text:p>0</text:p>
                <draw:g>
                  <svg:desc>Sheet1.G406:Sheet1.G408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54cm" svg:y="0.315cm" chart:style-name="ch2">
          <text:p> hCluster Method= mcquitty distance Method = manhattan</text:p>
        </chart:title>
        <chart:legend chart:legend-position="end" svg:x="14.175cm" svg:y="3.014cm" chart:style-name="ch3"/>
        <chart:plot-area chart:style-name="ch4" table:cell-range-address="Sheet1.A420:Sheet1.G423" chart:data-source-has-labels="both" svg:x="0.77cm" svg:y="1.64cm" svg:width="12.765cm" svg:height="6.76cm">
          <chartooo:coordinate-region svg:x="1.439cm" svg:y="1.85cm" svg:width="12.096cm" svg:height="5.881cm"/>
          <chart:axis chart:dimension="x" chart:name="primary-x" chart:style-name="ch5">
            <chart:categories table:cell-range-address="Sheet1.A421:Sheet1.A4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21:Sheet1.B423" chart:label-cell-address="Sheet1.B420:Sheet1.B420" chart:class="chart:bar">
            <chart:data-point chart:repeated="3"/>
          </chart:series>
          <chart:series chart:style-name="ch9" chart:values-cell-range-address="Sheet1.C421:Sheet1.C423" chart:label-cell-address="Sheet1.C420:Sheet1.C420" chart:class="chart:bar">
            <chart:data-point chart:repeated="3"/>
          </chart:series>
          <chart:series chart:style-name="ch10" chart:values-cell-range-address="Sheet1.D421:Sheet1.D423" chart:label-cell-address="Sheet1.D420:Sheet1.D420" chart:class="chart:bar">
            <chart:data-point chart:repeated="3"/>
          </chart:series>
          <chart:series chart:style-name="ch11" chart:values-cell-range-address="Sheet1.E421:Sheet1.E423" chart:label-cell-address="Sheet1.E420:Sheet1.E420" chart:class="chart:bar">
            <chart:data-point chart:repeated="3"/>
          </chart:series>
          <chart:series chart:style-name="ch12" chart:values-cell-range-address="Sheet1.F421:Sheet1.F423" chart:label-cell-address="Sheet1.F420:Sheet1.F420" chart:class="chart:bar">
            <chart:data-point chart:repeated="3"/>
          </chart:series>
          <chart:series chart:style-name="ch13" chart:values-cell-range-address="Sheet1.G421:Sheet1.G423" chart:label-cell-address="Sheet1.G420:Sheet1.G420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420:Sheet1.B420</svg:desc>
                </draw:g>
              </table:table-cell>
              <table:table-cell office:value-type="string">
                <text:p>EC6.2</text:p>
                <draw:g>
                  <svg:desc>Sheet1.C420:Sheet1.C420</svg:desc>
                </draw:g>
              </table:table-cell>
              <table:table-cell office:value-type="string">
                <text:p>EC6.3</text:p>
                <draw:g>
                  <svg:desc>Sheet1.D420:Sheet1.D420</svg:desc>
                </draw:g>
              </table:table-cell>
              <table:table-cell office:value-type="string">
                <text:p>EC6.4</text:p>
                <draw:g>
                  <svg:desc>Sheet1.E420:Sheet1.E420</svg:desc>
                </draw:g>
              </table:table-cell>
              <table:table-cell office:value-type="string">
                <text:p>EC6.5</text:p>
                <draw:g>
                  <svg:desc>Sheet1.F420:Sheet1.F420</svg:desc>
                </draw:g>
              </table:table-cell>
              <table:table-cell office:value-type="string">
                <text:p>EC6.6</text:p>
                <draw:g>
                  <svg:desc>Sheet1.G420:Sheet1.G4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421:Sheet1.A423</svg:desc>
                </draw:g>
              </table:table-cell>
              <table:table-cell office:value-type="float" office:value="0">
                <text:p>0</text:p>
                <draw:g>
                  <svg:desc>Sheet1.B421:Sheet1.B423</svg:desc>
                </draw:g>
              </table:table-cell>
              <table:table-cell office:value-type="float" office:value="0">
                <text:p>0</text:p>
                <draw:g>
                  <svg:desc>Sheet1.C421:Sheet1.C423</svg:desc>
                </draw:g>
              </table:table-cell>
              <table:table-cell office:value-type="float" office:value="0">
                <text:p>0</text:p>
                <draw:g>
                  <svg:desc>Sheet1.D421:Sheet1.D423</svg:desc>
                </draw:g>
              </table:table-cell>
              <table:table-cell office:value-type="float" office:value="5">
                <text:p>5</text:p>
                <draw:g>
                  <svg:desc>Sheet1.E421:Sheet1.E423</svg:desc>
                </draw:g>
              </table:table-cell>
              <table:table-cell office:value-type="float" office:value="0">
                <text:p>0</text:p>
                <draw:g>
                  <svg:desc>Sheet1.F421:Sheet1.F423</svg:desc>
                </draw:g>
              </table:table-cell>
              <table:table-cell office:value-type="float" office:value="0">
                <text:p>0</text:p>
                <draw:g>
                  <svg:desc>Sheet1.G421:Sheet1.G423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39cm" svg:y="0.315cm" chart:style-name="ch2">
          <text:p> hCluster Method= mcquitty distance Method = minkowski</text:p>
        </chart:title>
        <chart:legend chart:legend-position="end" svg:x="14.175cm" svg:y="3.014cm" chart:style-name="ch3"/>
        <chart:plot-area chart:style-name="ch4" table:cell-range-address="Sheet1.A462:Sheet1.G466" chart:data-source-has-labels="both" svg:x="0.77cm" svg:y="1.64cm" svg:width="12.765cm" svg:height="6.76cm">
          <chartooo:coordinate-region svg:x="1.439cm" svg:y="1.85cm" svg:width="12.096cm" svg:height="5.881cm"/>
          <chart:axis chart:dimension="x" chart:name="primary-x" chart:style-name="ch5">
            <chart:categories table:cell-range-address="Sheet1.A463:Sheet1.A46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63:Sheet1.B466" chart:label-cell-address="Sheet1.B462:Sheet1.B462" chart:class="chart:bar">
            <chart:data-point chart:repeated="4"/>
          </chart:series>
          <chart:series chart:style-name="ch9" chart:values-cell-range-address="Sheet1.C463:Sheet1.C466" chart:label-cell-address="Sheet1.C462:Sheet1.C462" chart:class="chart:bar">
            <chart:data-point chart:repeated="4"/>
          </chart:series>
          <chart:series chart:style-name="ch10" chart:values-cell-range-address="Sheet1.D463:Sheet1.D466" chart:label-cell-address="Sheet1.D462:Sheet1.D462" chart:class="chart:bar">
            <chart:data-point chart:repeated="4"/>
          </chart:series>
          <chart:series chart:style-name="ch11" chart:values-cell-range-address="Sheet1.E463:Sheet1.E466" chart:label-cell-address="Sheet1.E462:Sheet1.E462" chart:class="chart:bar">
            <chart:data-point chart:repeated="4"/>
          </chart:series>
          <chart:series chart:style-name="ch12" chart:values-cell-range-address="Sheet1.F463:Sheet1.F466" chart:label-cell-address="Sheet1.F462:Sheet1.F462" chart:class="chart:bar">
            <chart:data-point chart:repeated="4"/>
          </chart:series>
          <chart:series chart:style-name="ch13" chart:values-cell-range-address="Sheet1.G463:Sheet1.G466" chart:label-cell-address="Sheet1.G462:Sheet1.G46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462:Sheet1.B462</svg:desc>
                </draw:g>
              </table:table-cell>
              <table:table-cell office:value-type="string">
                <text:p>EC6.2</text:p>
                <draw:g>
                  <svg:desc>Sheet1.C462:Sheet1.C462</svg:desc>
                </draw:g>
              </table:table-cell>
              <table:table-cell office:value-type="string">
                <text:p>EC6.3</text:p>
                <draw:g>
                  <svg:desc>Sheet1.D462:Sheet1.D462</svg:desc>
                </draw:g>
              </table:table-cell>
              <table:table-cell office:value-type="string">
                <text:p>EC6.4</text:p>
                <draw:g>
                  <svg:desc>Sheet1.E462:Sheet1.E462</svg:desc>
                </draw:g>
              </table:table-cell>
              <table:table-cell office:value-type="string">
                <text:p>EC6.5</text:p>
                <draw:g>
                  <svg:desc>Sheet1.F462:Sheet1.F462</svg:desc>
                </draw:g>
              </table:table-cell>
              <table:table-cell office:value-type="string">
                <text:p>EC6.6</text:p>
                <draw:g>
                  <svg:desc>Sheet1.G462:Sheet1.G4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463:Sheet1.A466</svg:desc>
                </draw:g>
              </table:table-cell>
              <table:table-cell office:value-type="float" office:value="0">
                <text:p>0</text:p>
                <draw:g>
                  <svg:desc>Sheet1.B463:Sheet1.B466</svg:desc>
                </draw:g>
              </table:table-cell>
              <table:table-cell office:value-type="float" office:value="0">
                <text:p>0</text:p>
                <draw:g>
                  <svg:desc>Sheet1.C463:Sheet1.C466</svg:desc>
                </draw:g>
              </table:table-cell>
              <table:table-cell office:value-type="float" office:value="0">
                <text:p>0</text:p>
                <draw:g>
                  <svg:desc>Sheet1.D463:Sheet1.D466</svg:desc>
                </draw:g>
              </table:table-cell>
              <table:table-cell office:value-type="float" office:value="5">
                <text:p>5</text:p>
                <draw:g>
                  <svg:desc>Sheet1.E463:Sheet1.E466</svg:desc>
                </draw:g>
              </table:table-cell>
              <table:table-cell office:value-type="float" office:value="0">
                <text:p>0</text:p>
                <draw:g>
                  <svg:desc>Sheet1.F463:Sheet1.F466</svg:desc>
                </draw:g>
              </table:table-cell>
              <table:table-cell office:value-type="float" office:value="0">
                <text:p>0</text:p>
                <draw:g>
                  <svg:desc>Sheet1.G463:Sheet1.G466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78cm" svg:y="0.315cm" chart:style-name="ch2">
          <text:p> hCluster Method= median distance Method = euclidean</text:p>
        </chart:title>
        <chart:legend chart:legend-position="end" svg:x="14.175cm" svg:y="3.014cm" chart:style-name="ch3"/>
        <chart:plot-area chart:style-name="ch4" table:cell-range-address="Sheet1.A478:Sheet1.G485" chart:data-source-has-labels="both" svg:x="0.77cm" svg:y="1.64cm" svg:width="12.765cm" svg:height="6.76cm">
          <chartooo:coordinate-region svg:x="1.439cm" svg:y="1.85cm" svg:width="12.096cm" svg:height="5.881cm"/>
          <chart:axis chart:dimension="x" chart:name="primary-x" chart:style-name="ch5">
            <chart:categories table:cell-range-address="Sheet1.A479:Sheet1.A48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79:Sheet1.B485" chart:label-cell-address="Sheet1.B478:Sheet1.B478" chart:class="chart:bar">
            <chart:data-point chart:repeated="7"/>
          </chart:series>
          <chart:series chart:style-name="ch9" chart:values-cell-range-address="Sheet1.C479:Sheet1.C485" chart:label-cell-address="Sheet1.C478:Sheet1.C478" chart:class="chart:bar">
            <chart:data-point chart:repeated="7"/>
          </chart:series>
          <chart:series chart:style-name="ch10" chart:values-cell-range-address="Sheet1.D479:Sheet1.D485" chart:label-cell-address="Sheet1.D478:Sheet1.D478" chart:class="chart:bar">
            <chart:data-point chart:repeated="7"/>
          </chart:series>
          <chart:series chart:style-name="ch11" chart:values-cell-range-address="Sheet1.E479:Sheet1.E485" chart:label-cell-address="Sheet1.E478:Sheet1.E478" chart:class="chart:bar">
            <chart:data-point chart:repeated="7"/>
          </chart:series>
          <chart:series chart:style-name="ch12" chart:values-cell-range-address="Sheet1.F479:Sheet1.F485" chart:label-cell-address="Sheet1.F478:Sheet1.F478" chart:class="chart:bar">
            <chart:data-point chart:repeated="7"/>
          </chart:series>
          <chart:series chart:style-name="ch13" chart:values-cell-range-address="Sheet1.G479:Sheet1.G485" chart:label-cell-address="Sheet1.G478:Sheet1.G478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478:Sheet1.B478</svg:desc>
                </draw:g>
              </table:table-cell>
              <table:table-cell office:value-type="string">
                <text:p>EC6.2</text:p>
                <draw:g>
                  <svg:desc>Sheet1.C478:Sheet1.C478</svg:desc>
                </draw:g>
              </table:table-cell>
              <table:table-cell office:value-type="string">
                <text:p>EC6.3</text:p>
                <draw:g>
                  <svg:desc>Sheet1.D478:Sheet1.D478</svg:desc>
                </draw:g>
              </table:table-cell>
              <table:table-cell office:value-type="string">
                <text:p>EC6.4</text:p>
                <draw:g>
                  <svg:desc>Sheet1.E478:Sheet1.E478</svg:desc>
                </draw:g>
              </table:table-cell>
              <table:table-cell office:value-type="string">
                <text:p>EC6.5</text:p>
                <draw:g>
                  <svg:desc>Sheet1.F478:Sheet1.F478</svg:desc>
                </draw:g>
              </table:table-cell>
              <table:table-cell office:value-type="string">
                <text:p>EC6.6</text:p>
                <draw:g>
                  <svg:desc>Sheet1.G478:Sheet1.G4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479:Sheet1.A485</svg:desc>
                </draw:g>
              </table:table-cell>
              <table:table-cell office:value-type="float" office:value="0">
                <text:p>0</text:p>
                <draw:g>
                  <svg:desc>Sheet1.B479:Sheet1.B485</svg:desc>
                </draw:g>
              </table:table-cell>
              <table:table-cell office:value-type="float" office:value="3">
                <text:p>3</text:p>
                <draw:g>
                  <svg:desc>Sheet1.C479:Sheet1.C485</svg:desc>
                </draw:g>
              </table:table-cell>
              <table:table-cell office:value-type="float" office:value="0">
                <text:p>0</text:p>
                <draw:g>
                  <svg:desc>Sheet1.D479:Sheet1.D485</svg:desc>
                </draw:g>
              </table:table-cell>
              <table:table-cell office:value-type="float" office:value="0">
                <text:p>0</text:p>
                <draw:g>
                  <svg:desc>Sheet1.E479:Sheet1.E485</svg:desc>
                </draw:g>
              </table:table-cell>
              <table:table-cell office:value-type="float" office:value="0">
                <text:p>0</text:p>
                <draw:g>
                  <svg:desc>Sheet1.F479:Sheet1.F485</svg:desc>
                </draw:g>
              </table:table-cell>
              <table:table-cell office:value-type="float" office:value="0">
                <text:p>0</text:p>
                <draw:g>
                  <svg:desc>Sheet1.G479:Sheet1.G485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73cm" svg:y="0.315cm" chart:style-name="ch2">
          <text:p> hCluster Method= median distance Method = manhattan</text:p>
        </chart:title>
        <chart:legend chart:legend-position="end" svg:x="14.175cm" svg:y="3.014cm" chart:style-name="ch3"/>
        <chart:plot-area chart:style-name="ch4" table:cell-range-address="Sheet1.A511:Sheet1.G520" chart:data-source-has-labels="both" svg:x="0.77cm" svg:y="1.64cm" svg:width="12.765cm" svg:height="6.76cm">
          <chartooo:coordinate-region svg:x="1.439cm" svg:y="1.85cm" svg:width="12.054cm" svg:height="5.461cm"/>
          <chart:axis chart:dimension="x" chart:name="primary-x" chart:style-name="ch5">
            <chart:categories table:cell-range-address="Sheet1.A512:Sheet1.A5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512:Sheet1.B520" chart:label-cell-address="Sheet1.B511:Sheet1.B511" chart:class="chart:bar">
            <chart:data-point chart:repeated="9"/>
          </chart:series>
          <chart:series chart:style-name="ch9" chart:values-cell-range-address="Sheet1.C512:Sheet1.C520" chart:label-cell-address="Sheet1.C511:Sheet1.C511" chart:class="chart:bar">
            <chart:data-point chart:repeated="9"/>
          </chart:series>
          <chart:series chart:style-name="ch10" chart:values-cell-range-address="Sheet1.D512:Sheet1.D520" chart:label-cell-address="Sheet1.D511:Sheet1.D511" chart:class="chart:bar">
            <chart:data-point chart:repeated="9"/>
          </chart:series>
          <chart:series chart:style-name="ch11" chart:values-cell-range-address="Sheet1.E512:Sheet1.E520" chart:label-cell-address="Sheet1.E511:Sheet1.E511" chart:class="chart:bar">
            <chart:data-point chart:repeated="9"/>
          </chart:series>
          <chart:series chart:style-name="ch12" chart:values-cell-range-address="Sheet1.F512:Sheet1.F520" chart:label-cell-address="Sheet1.F511:Sheet1.F511" chart:class="chart:bar">
            <chart:data-point chart:repeated="9"/>
          </chart:series>
          <chart:series chart:style-name="ch13" chart:values-cell-range-address="Sheet1.G512:Sheet1.G520" chart:label-cell-address="Sheet1.G511:Sheet1.G51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511:Sheet1.B511</svg:desc>
                </draw:g>
              </table:table-cell>
              <table:table-cell office:value-type="string">
                <text:p>EC6.2</text:p>
                <draw:g>
                  <svg:desc>Sheet1.C511:Sheet1.C511</svg:desc>
                </draw:g>
              </table:table-cell>
              <table:table-cell office:value-type="string">
                <text:p>EC6.3</text:p>
                <draw:g>
                  <svg:desc>Sheet1.D511:Sheet1.D511</svg:desc>
                </draw:g>
              </table:table-cell>
              <table:table-cell office:value-type="string">
                <text:p>EC6.4</text:p>
                <draw:g>
                  <svg:desc>Sheet1.E511:Sheet1.E511</svg:desc>
                </draw:g>
              </table:table-cell>
              <table:table-cell office:value-type="string">
                <text:p>EC6.5</text:p>
                <draw:g>
                  <svg:desc>Sheet1.F511:Sheet1.F511</svg:desc>
                </draw:g>
              </table:table-cell>
              <table:table-cell office:value-type="string">
                <text:p>EC6.6</text:p>
                <draw:g>
                  <svg:desc>Sheet1.G511:Sheet1.G5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512:Sheet1.A520</svg:desc>
                </draw:g>
              </table:table-cell>
              <table:table-cell office:value-type="float" office:value="23">
                <text:p>23</text:p>
                <draw:g>
                  <svg:desc>Sheet1.B512:Sheet1.B520</svg:desc>
                </draw:g>
              </table:table-cell>
              <table:table-cell office:value-type="float" office:value="0">
                <text:p>0</text:p>
                <draw:g>
                  <svg:desc>Sheet1.C512:Sheet1.C520</svg:desc>
                </draw:g>
              </table:table-cell>
              <table:table-cell office:value-type="float" office:value="0">
                <text:p>0</text:p>
                <draw:g>
                  <svg:desc>Sheet1.D512:Sheet1.D520</svg:desc>
                </draw:g>
              </table:table-cell>
              <table:table-cell office:value-type="float" office:value="0">
                <text:p>0</text:p>
                <draw:g>
                  <svg:desc>Sheet1.E512:Sheet1.E520</svg:desc>
                </draw:g>
              </table:table-cell>
              <table:table-cell office:value-type="float" office:value="0">
                <text:p>0</text:p>
                <draw:g>
                  <svg:desc>Sheet1.F512:Sheet1.F520</svg:desc>
                </draw:g>
              </table:table-cell>
              <table:table-cell office:value-type="float" office:value="0">
                <text:p>0</text:p>
                <draw:g>
                  <svg:desc>Sheet1.G512:Sheet1.G520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58cm" svg:y="0.315cm" chart:style-name="ch2">
          <text:p> hCluster Method= median distance Method = minkowski</text:p>
        </chart:title>
        <chart:legend chart:legend-position="end" svg:x="14.175cm" svg:y="3.014cm" chart:style-name="ch3"/>
        <chart:plot-area chart:style-name="ch4" table:cell-range-address="Sheet1.A558:Sheet1.G563" chart:data-source-has-labels="both" svg:x="0.77cm" svg:y="1.64cm" svg:width="12.765cm" svg:height="6.76cm">
          <chartooo:coordinate-region svg:x="1.439cm" svg:y="1.85cm" svg:width="12.096cm" svg:height="5.881cm"/>
          <chart:axis chart:dimension="x" chart:name="primary-x" chart:style-name="ch5">
            <chart:categories table:cell-range-address="Sheet1.A559:Sheet1.A56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559:Sheet1.B563" chart:label-cell-address="Sheet1.B558:Sheet1.B558" chart:class="chart:bar">
            <chart:data-point chart:repeated="5"/>
          </chart:series>
          <chart:series chart:style-name="ch9" chart:values-cell-range-address="Sheet1.C559:Sheet1.C563" chart:label-cell-address="Sheet1.C558:Sheet1.C558" chart:class="chart:bar">
            <chart:data-point chart:repeated="5"/>
          </chart:series>
          <chart:series chart:style-name="ch10" chart:values-cell-range-address="Sheet1.D559:Sheet1.D563" chart:label-cell-address="Sheet1.D558:Sheet1.D558" chart:class="chart:bar">
            <chart:data-point chart:repeated="5"/>
          </chart:series>
          <chart:series chart:style-name="ch11" chart:values-cell-range-address="Sheet1.E559:Sheet1.E563" chart:label-cell-address="Sheet1.E558:Sheet1.E558" chart:class="chart:bar">
            <chart:data-point chart:repeated="5"/>
          </chart:series>
          <chart:series chart:style-name="ch12" chart:values-cell-range-address="Sheet1.F559:Sheet1.F563" chart:label-cell-address="Sheet1.F558:Sheet1.F558" chart:class="chart:bar">
            <chart:data-point chart:repeated="5"/>
          </chart:series>
          <chart:series chart:style-name="ch13" chart:values-cell-range-address="Sheet1.G559:Sheet1.G563" chart:label-cell-address="Sheet1.G558:Sheet1.G558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558:Sheet1.B558</svg:desc>
                </draw:g>
              </table:table-cell>
              <table:table-cell office:value-type="string">
                <text:p>EC6.2</text:p>
                <draw:g>
                  <svg:desc>Sheet1.C558:Sheet1.C558</svg:desc>
                </draw:g>
              </table:table-cell>
              <table:table-cell office:value-type="string">
                <text:p>EC6.3</text:p>
                <draw:g>
                  <svg:desc>Sheet1.D558:Sheet1.D558</svg:desc>
                </draw:g>
              </table:table-cell>
              <table:table-cell office:value-type="string">
                <text:p>EC6.4</text:p>
                <draw:g>
                  <svg:desc>Sheet1.E558:Sheet1.E558</svg:desc>
                </draw:g>
              </table:table-cell>
              <table:table-cell office:value-type="string">
                <text:p>EC6.5</text:p>
                <draw:g>
                  <svg:desc>Sheet1.F558:Sheet1.F558</svg:desc>
                </draw:g>
              </table:table-cell>
              <table:table-cell office:value-type="string">
                <text:p>EC6.6</text:p>
                <draw:g>
                  <svg:desc>Sheet1.G558:Sheet1.G5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559:Sheet1.A563</svg:desc>
                </draw:g>
              </table:table-cell>
              <table:table-cell office:value-type="float" office:value="0">
                <text:p>0</text:p>
                <draw:g>
                  <svg:desc>Sheet1.B559:Sheet1.B563</svg:desc>
                </draw:g>
              </table:table-cell>
              <table:table-cell office:value-type="float" office:value="3">
                <text:p>3</text:p>
                <draw:g>
                  <svg:desc>Sheet1.C559:Sheet1.C563</svg:desc>
                </draw:g>
              </table:table-cell>
              <table:table-cell office:value-type="float" office:value="0">
                <text:p>0</text:p>
                <draw:g>
                  <svg:desc>Sheet1.D559:Sheet1.D563</svg:desc>
                </draw:g>
              </table:table-cell>
              <table:table-cell office:value-type="float" office:value="0">
                <text:p>0</text:p>
                <draw:g>
                  <svg:desc>Sheet1.E559:Sheet1.E563</svg:desc>
                </draw:g>
              </table:table-cell>
              <table:table-cell office:value-type="float" office:value="0">
                <text:p>0</text:p>
                <draw:g>
                  <svg:desc>Sheet1.F559:Sheet1.F563</svg:desc>
                </draw:g>
              </table:table-cell>
              <table:table-cell office:value-type="float" office:value="0">
                <text:p>0</text:p>
                <draw:g>
                  <svg:desc>Sheet1.G559:Sheet1.G563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18cm" svg:y="0.315cm" chart:style-name="ch2">
          <text:p> hCluster Method= centroid distance Method = euclidean</text:p>
        </chart:title>
        <chart:legend chart:legend-position="end" svg:x="14.175cm" svg:y="3.014cm" chart:style-name="ch3"/>
        <chart:plot-area chart:style-name="ch4" table:cell-range-address="Sheet1.A575:Sheet1.G581" chart:data-source-has-labels="both" svg:x="0.77cm" svg:y="1.64cm" svg:width="12.765cm" svg:height="6.76cm">
          <chartooo:coordinate-region svg:x="1.439cm" svg:y="1.85cm" svg:width="12.096cm" svg:height="5.881cm"/>
          <chart:axis chart:dimension="x" chart:name="primary-x" chart:style-name="ch5">
            <chart:categories table:cell-range-address="Sheet1.A576:Sheet1.A58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576:Sheet1.B581" chart:label-cell-address="Sheet1.B575:Sheet1.B575" chart:class="chart:bar">
            <chart:data-point chart:repeated="6"/>
          </chart:series>
          <chart:series chart:style-name="ch9" chart:values-cell-range-address="Sheet1.C576:Sheet1.C581" chart:label-cell-address="Sheet1.C575:Sheet1.C575" chart:class="chart:bar">
            <chart:data-point chart:repeated="6"/>
          </chart:series>
          <chart:series chart:style-name="ch10" chart:values-cell-range-address="Sheet1.D576:Sheet1.D581" chart:label-cell-address="Sheet1.D575:Sheet1.D575" chart:class="chart:bar">
            <chart:data-point chart:repeated="6"/>
          </chart:series>
          <chart:series chart:style-name="ch11" chart:values-cell-range-address="Sheet1.E576:Sheet1.E581" chart:label-cell-address="Sheet1.E575:Sheet1.E575" chart:class="chart:bar">
            <chart:data-point chart:repeated="6"/>
          </chart:series>
          <chart:series chart:style-name="ch12" chart:values-cell-range-address="Sheet1.F576:Sheet1.F581" chart:label-cell-address="Sheet1.F575:Sheet1.F575" chart:class="chart:bar">
            <chart:data-point chart:repeated="6"/>
          </chart:series>
          <chart:series chart:style-name="ch13" chart:values-cell-range-address="Sheet1.G576:Sheet1.G581" chart:label-cell-address="Sheet1.G575:Sheet1.G575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575:Sheet1.B575</svg:desc>
                </draw:g>
              </table:table-cell>
              <table:table-cell office:value-type="string">
                <text:p>EC6.2</text:p>
                <draw:g>
                  <svg:desc>Sheet1.C575:Sheet1.C575</svg:desc>
                </draw:g>
              </table:table-cell>
              <table:table-cell office:value-type="string">
                <text:p>EC6.3</text:p>
                <draw:g>
                  <svg:desc>Sheet1.D575:Sheet1.D575</svg:desc>
                </draw:g>
              </table:table-cell>
              <table:table-cell office:value-type="string">
                <text:p>EC6.4</text:p>
                <draw:g>
                  <svg:desc>Sheet1.E575:Sheet1.E575</svg:desc>
                </draw:g>
              </table:table-cell>
              <table:table-cell office:value-type="string">
                <text:p>EC6.5</text:p>
                <draw:g>
                  <svg:desc>Sheet1.F575:Sheet1.F575</svg:desc>
                </draw:g>
              </table:table-cell>
              <table:table-cell office:value-type="string">
                <text:p>EC6.6</text:p>
                <draw:g>
                  <svg:desc>Sheet1.G575:Sheet1.G5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576:Sheet1.A581</svg:desc>
                </draw:g>
              </table:table-cell>
              <table:table-cell office:value-type="float" office:value="0">
                <text:p>0</text:p>
                <draw:g>
                  <svg:desc>Sheet1.B576:Sheet1.B581</svg:desc>
                </draw:g>
              </table:table-cell>
              <table:table-cell office:value-type="float" office:value="3">
                <text:p>3</text:p>
                <draw:g>
                  <svg:desc>Sheet1.C576:Sheet1.C581</svg:desc>
                </draw:g>
              </table:table-cell>
              <table:table-cell office:value-type="float" office:value="0">
                <text:p>0</text:p>
                <draw:g>
                  <svg:desc>Sheet1.D576:Sheet1.D581</svg:desc>
                </draw:g>
              </table:table-cell>
              <table:table-cell office:value-type="float" office:value="0">
                <text:p>0</text:p>
                <draw:g>
                  <svg:desc>Sheet1.E576:Sheet1.E581</svg:desc>
                </draw:g>
              </table:table-cell>
              <table:table-cell office:value-type="float" office:value="0">
                <text:p>0</text:p>
                <draw:g>
                  <svg:desc>Sheet1.F576:Sheet1.F581</svg:desc>
                </draw:g>
              </table:table-cell>
              <table:table-cell office:value-type="float" office:value="0">
                <text:p>0</text:p>
                <draw:g>
                  <svg:desc>Sheet1.G576:Sheet1.G581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43cm" svg:y="0.315cm" chart:style-name="ch2">
          <text:p> hCluster Method= average distance Method = maximum</text:p>
        </chart:title>
        <chart:legend chart:legend-position="end" svg:x="14.175cm" svg:y="3.014cm" chart:style-name="ch3"/>
        <chart:plot-area chart:style-name="ch4" table:cell-range-address="Sheet1.A22:Sheet1.G25" chart:data-source-has-labels="both" svg:x="0.77cm" svg:y="1.64cm" svg:width="12.765cm" svg:height="6.76cm">
          <chartooo:coordinate-region svg:x="1.439cm" svg:y="1.85cm" svg:width="12.096cm" svg:height="5.881cm"/>
          <chart:axis chart:dimension="x" chart:name="primary-x" chart:style-name="ch5">
            <chart:categories table:cell-range-address="Sheet1.A23:Sheet1.A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3:Sheet1.B25" chart:label-cell-address="Sheet1.B22:Sheet1.B22" chart:class="chart:bar">
            <chart:data-point chart:repeated="3"/>
          </chart:series>
          <chart:series chart:style-name="ch9" chart:values-cell-range-address="Sheet1.C23:Sheet1.C25" chart:label-cell-address="Sheet1.C22:Sheet1.C22" chart:class="chart:bar">
            <chart:data-point chart:repeated="3"/>
          </chart:series>
          <chart:series chart:style-name="ch10" chart:values-cell-range-address="Sheet1.D23:Sheet1.D25" chart:label-cell-address="Sheet1.D22:Sheet1.D22" chart:class="chart:bar">
            <chart:data-point chart:repeated="3"/>
          </chart:series>
          <chart:series chart:style-name="ch11" chart:values-cell-range-address="Sheet1.E23:Sheet1.E25" chart:label-cell-address="Sheet1.E22:Sheet1.E22" chart:class="chart:bar">
            <chart:data-point chart:repeated="3"/>
          </chart:series>
          <chart:series chart:style-name="ch12" chart:values-cell-range-address="Sheet1.F23:Sheet1.F25" chart:label-cell-address="Sheet1.F22:Sheet1.F22" chart:class="chart:bar">
            <chart:data-point chart:repeated="3"/>
          </chart:series>
          <chart:series chart:style-name="ch13" chart:values-cell-range-address="Sheet1.G23:Sheet1.G25" chart:label-cell-address="Sheet1.G22:Sheet1.G22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22:Sheet1.B22</svg:desc>
                </draw:g>
              </table:table-cell>
              <table:table-cell office:value-type="string">
                <text:p>EC6.2</text:p>
                <draw:g>
                  <svg:desc>Sheet1.C22:Sheet1.C22</svg:desc>
                </draw:g>
              </table:table-cell>
              <table:table-cell office:value-type="string">
                <text:p>EC6.3</text:p>
                <draw:g>
                  <svg:desc>Sheet1.D22:Sheet1.D22</svg:desc>
                </draw:g>
              </table:table-cell>
              <table:table-cell office:value-type="string">
                <text:p>EC6.4</text:p>
                <draw:g>
                  <svg:desc>Sheet1.E22:Sheet1.E22</svg:desc>
                </draw:g>
              </table:table-cell>
              <table:table-cell office:value-type="string">
                <text:p>EC6.5</text:p>
                <draw:g>
                  <svg:desc>Sheet1.F22:Sheet1.F22</svg:desc>
                </draw:g>
              </table:table-cell>
              <table:table-cell office:value-type="string">
                <text:p>EC6.6</text:p>
                <draw:g>
                  <svg:desc>Sheet1.G22:Sheet1.G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23:Sheet1.A25</svg:desc>
                </draw:g>
              </table:table-cell>
              <table:table-cell office:value-type="float" office:value="0">
                <text:p>0</text:p>
                <draw:g>
                  <svg:desc>Sheet1.B23:Sheet1.B25</svg:desc>
                </draw:g>
              </table:table-cell>
              <table:table-cell office:value-type="float" office:value="0">
                <text:p>0</text:p>
                <draw:g>
                  <svg:desc>Sheet1.C23:Sheet1.C25</svg:desc>
                </draw:g>
              </table:table-cell>
              <table:table-cell office:value-type="float" office:value="4">
                <text:p>4</text:p>
                <draw:g>
                  <svg:desc>Sheet1.D23:Sheet1.D25</svg:desc>
                </draw:g>
              </table:table-cell>
              <table:table-cell office:value-type="float" office:value="0">
                <text:p>0</text:p>
                <draw:g>
                  <svg:desc>Sheet1.E23:Sheet1.E25</svg:desc>
                </draw:g>
              </table:table-cell>
              <table:table-cell office:value-type="float" office:value="0">
                <text:p>0</text:p>
                <draw:g>
                  <svg:desc>Sheet1.F23:Sheet1.F25</svg:desc>
                </draw:g>
              </table:table-cell>
              <table:table-cell office:value-type="float" office:value="0">
                <text:p>0</text:p>
                <draw:g>
                  <svg:desc>Sheet1.G23:Sheet1.G25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84cm" svg:y="0.315cm" chart:style-name="ch2">
          <text:p> hCluster Method= average distance Method = minkowski</text:p>
        </chart:title>
        <chart:legend chart:legend-position="end" svg:x="14.175cm" svg:y="3.014cm" chart:style-name="ch3"/>
        <chart:plot-area chart:style-name="ch4" table:cell-range-address="Sheet1.A77:Sheet1.G85" chart:data-source-has-labels="both" svg:x="0.77cm" svg:y="1.64cm" svg:width="12.765cm" svg:height="6.76cm">
          <chartooo:coordinate-region svg:x="1.439cm" svg:y="1.85cm" svg:width="12.096cm" svg:height="5.881cm"/>
          <chart:axis chart:dimension="x" chart:name="primary-x" chart:style-name="ch5">
            <chart:categories table:cell-range-address="Sheet1.A78:Sheet1.A8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8:Sheet1.B85" chart:label-cell-address="Sheet1.B77:Sheet1.B77" chart:class="chart:bar">
            <chart:data-point chart:repeated="8"/>
          </chart:series>
          <chart:series chart:style-name="ch9" chart:values-cell-range-address="Sheet1.C78:Sheet1.C85" chart:label-cell-address="Sheet1.C77:Sheet1.C77" chart:class="chart:bar">
            <chart:data-point chart:repeated="8"/>
          </chart:series>
          <chart:series chart:style-name="ch10" chart:values-cell-range-address="Sheet1.D78:Sheet1.D85" chart:label-cell-address="Sheet1.D77:Sheet1.D77" chart:class="chart:bar">
            <chart:data-point chart:repeated="8"/>
          </chart:series>
          <chart:series chart:style-name="ch11" chart:values-cell-range-address="Sheet1.E78:Sheet1.E85" chart:label-cell-address="Sheet1.E77:Sheet1.E77" chart:class="chart:bar">
            <chart:data-point chart:repeated="8"/>
          </chart:series>
          <chart:series chart:style-name="ch12" chart:values-cell-range-address="Sheet1.F78:Sheet1.F85" chart:label-cell-address="Sheet1.F77:Sheet1.F77" chart:class="chart:bar">
            <chart:data-point chart:repeated="8"/>
          </chart:series>
          <chart:series chart:style-name="ch13" chart:values-cell-range-address="Sheet1.G78:Sheet1.G85" chart:label-cell-address="Sheet1.G77:Sheet1.G77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77:Sheet1.B77</svg:desc>
                </draw:g>
              </table:table-cell>
              <table:table-cell office:value-type="string">
                <text:p>EC6.2</text:p>
                <draw:g>
                  <svg:desc>Sheet1.C77:Sheet1.C77</svg:desc>
                </draw:g>
              </table:table-cell>
              <table:table-cell office:value-type="string">
                <text:p>EC6.3</text:p>
                <draw:g>
                  <svg:desc>Sheet1.D77:Sheet1.D77</svg:desc>
                </draw:g>
              </table:table-cell>
              <table:table-cell office:value-type="string">
                <text:p>EC6.4</text:p>
                <draw:g>
                  <svg:desc>Sheet1.E77:Sheet1.E77</svg:desc>
                </draw:g>
              </table:table-cell>
              <table:table-cell office:value-type="string">
                <text:p>EC6.5</text:p>
                <draw:g>
                  <svg:desc>Sheet1.F77:Sheet1.F77</svg:desc>
                </draw:g>
              </table:table-cell>
              <table:table-cell office:value-type="string">
                <text:p>EC6.6</text:p>
                <draw:g>
                  <svg:desc>Sheet1.G77:Sheet1.G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78:Sheet1.A85</svg:desc>
                </draw:g>
              </table:table-cell>
              <table:table-cell office:value-type="float" office:value="0">
                <text:p>0</text:p>
                <draw:g>
                  <svg:desc>Sheet1.B78:Sheet1.B85</svg:desc>
                </draw:g>
              </table:table-cell>
              <table:table-cell office:value-type="float" office:value="3">
                <text:p>3</text:p>
                <draw:g>
                  <svg:desc>Sheet1.C78:Sheet1.C85</svg:desc>
                </draw:g>
              </table:table-cell>
              <table:table-cell office:value-type="float" office:value="0">
                <text:p>0</text:p>
                <draw:g>
                  <svg:desc>Sheet1.D78:Sheet1.D85</svg:desc>
                </draw:g>
              </table:table-cell>
              <table:table-cell office:value-type="float" office:value="0">
                <text:p>0</text:p>
                <draw:g>
                  <svg:desc>Sheet1.E78:Sheet1.E85</svg:desc>
                </draw:g>
              </table:table-cell>
              <table:table-cell office:value-type="float" office:value="0">
                <text:p>0</text:p>
                <draw:g>
                  <svg:desc>Sheet1.F78:Sheet1.F85</svg:desc>
                </draw:g>
              </table:table-cell>
              <table:table-cell office:value-type="float" office:value="0">
                <text:p>0</text:p>
                <draw:g>
                  <svg:desc>Sheet1.G78:Sheet1.G85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17cm" svg:y="0.315cm" chart:style-name="ch2">
          <text:p> hCluster Method= ward distance Method = euclidean</text:p>
        </chart:title>
        <chart:legend chart:legend-position="end" svg:x="14.175cm" svg:y="3.014cm" chart:style-name="ch3"/>
        <chart:plot-area chart:style-name="ch4" table:cell-range-address="Sheet1.A97:Sheet1.G101" chart:data-source-has-labels="both" svg:x="0.77cm" svg:y="1.64cm" svg:width="12.765cm" svg:height="6.76cm">
          <chartooo:coordinate-region svg:x="1.439cm" svg:y="1.85cm" svg:width="12.096cm" svg:height="5.881cm"/>
          <chart:axis chart:dimension="x" chart:name="primary-x" chart:style-name="ch5">
            <chart:categories table:cell-range-address="Sheet1.A98:Sheet1.A10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98:Sheet1.B101" chart:label-cell-address="Sheet1.B97:Sheet1.B97" chart:class="chart:bar">
            <chart:data-point chart:repeated="4"/>
          </chart:series>
          <chart:series chart:style-name="ch9" chart:values-cell-range-address="Sheet1.C98:Sheet1.C101" chart:label-cell-address="Sheet1.C97:Sheet1.C97" chart:class="chart:bar">
            <chart:data-point chart:repeated="4"/>
          </chart:series>
          <chart:series chart:style-name="ch10" chart:values-cell-range-address="Sheet1.D98:Sheet1.D101" chart:label-cell-address="Sheet1.D97:Sheet1.D97" chart:class="chart:bar">
            <chart:data-point chart:repeated="4"/>
          </chart:series>
          <chart:series chart:style-name="ch11" chart:values-cell-range-address="Sheet1.E98:Sheet1.E101" chart:label-cell-address="Sheet1.E97:Sheet1.E97" chart:class="chart:bar">
            <chart:data-point chart:repeated="4"/>
          </chart:series>
          <chart:series chart:style-name="ch12" chart:values-cell-range-address="Sheet1.F98:Sheet1.F101" chart:label-cell-address="Sheet1.F97:Sheet1.F97" chart:class="chart:bar">
            <chart:data-point chart:repeated="4"/>
          </chart:series>
          <chart:series chart:style-name="ch13" chart:values-cell-range-address="Sheet1.G98:Sheet1.G101" chart:label-cell-address="Sheet1.G97:Sheet1.G97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97:Sheet1.B97</svg:desc>
                </draw:g>
              </table:table-cell>
              <table:table-cell office:value-type="string">
                <text:p>EC6.2</text:p>
                <draw:g>
                  <svg:desc>Sheet1.C97:Sheet1.C97</svg:desc>
                </draw:g>
              </table:table-cell>
              <table:table-cell office:value-type="string">
                <text:p>EC6.3</text:p>
                <draw:g>
                  <svg:desc>Sheet1.D97:Sheet1.D97</svg:desc>
                </draw:g>
              </table:table-cell>
              <table:table-cell office:value-type="string">
                <text:p>EC6.4</text:p>
                <draw:g>
                  <svg:desc>Sheet1.E97:Sheet1.E97</svg:desc>
                </draw:g>
              </table:table-cell>
              <table:table-cell office:value-type="string">
                <text:p>EC6.5</text:p>
                <draw:g>
                  <svg:desc>Sheet1.F97:Sheet1.F97</svg:desc>
                </draw:g>
              </table:table-cell>
              <table:table-cell office:value-type="string">
                <text:p>EC6.6</text:p>
                <draw:g>
                  <svg:desc>Sheet1.G97:Sheet1.G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98:Sheet1.A101</svg:desc>
                </draw:g>
              </table:table-cell>
              <table:table-cell office:value-type="float" office:value="0">
                <text:p>0</text:p>
                <draw:g>
                  <svg:desc>Sheet1.B98:Sheet1.B101</svg:desc>
                </draw:g>
              </table:table-cell>
              <table:table-cell office:value-type="float" office:value="3">
                <text:p>3</text:p>
                <draw:g>
                  <svg:desc>Sheet1.C98:Sheet1.C101</svg:desc>
                </draw:g>
              </table:table-cell>
              <table:table-cell office:value-type="float" office:value="0">
                <text:p>0</text:p>
                <draw:g>
                  <svg:desc>Sheet1.D98:Sheet1.D101</svg:desc>
                </draw:g>
              </table:table-cell>
              <table:table-cell office:value-type="float" office:value="0">
                <text:p>0</text:p>
                <draw:g>
                  <svg:desc>Sheet1.E98:Sheet1.E101</svg:desc>
                </draw:g>
              </table:table-cell>
              <table:table-cell office:value-type="float" office:value="0">
                <text:p>0</text:p>
                <draw:g>
                  <svg:desc>Sheet1.F98:Sheet1.F101</svg:desc>
                </draw:g>
              </table:table-cell>
              <table:table-cell office:value-type="float" office:value="0">
                <text:p>0</text:p>
                <draw:g>
                  <svg:desc>Sheet1.G98:Sheet1.G101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12cm" svg:y="0.315cm" chart:style-name="ch2">
          <text:p> hCluster Method= ward distance Method = manhattan</text:p>
        </chart:title>
        <chart:legend chart:legend-position="end" svg:x="14.175cm" svg:y="3.014cm" chart:style-name="ch3"/>
        <chart:plot-area chart:style-name="ch4" table:cell-range-address="Sheet1.A127:Sheet1.G131" chart:data-source-has-labels="both" svg:x="0.77cm" svg:y="1.64cm" svg:width="12.765cm" svg:height="6.76cm">
          <chartooo:coordinate-region svg:x="1.439cm" svg:y="1.85cm" svg:width="12.096cm" svg:height="5.881cm"/>
          <chart:axis chart:dimension="x" chart:name="primary-x" chart:style-name="ch5">
            <chart:categories table:cell-range-address="Sheet1.A128:Sheet1.A1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28:Sheet1.B131" chart:label-cell-address="Sheet1.B127:Sheet1.B127" chart:class="chart:bar">
            <chart:data-point chart:repeated="4"/>
          </chart:series>
          <chart:series chart:style-name="ch9" chart:values-cell-range-address="Sheet1.C128:Sheet1.C131" chart:label-cell-address="Sheet1.C127:Sheet1.C127" chart:class="chart:bar">
            <chart:data-point chart:repeated="4"/>
          </chart:series>
          <chart:series chart:style-name="ch10" chart:values-cell-range-address="Sheet1.D128:Sheet1.D131" chart:label-cell-address="Sheet1.D127:Sheet1.D127" chart:class="chart:bar">
            <chart:data-point chart:repeated="4"/>
          </chart:series>
          <chart:series chart:style-name="ch11" chart:values-cell-range-address="Sheet1.E128:Sheet1.E131" chart:label-cell-address="Sheet1.E127:Sheet1.E127" chart:class="chart:bar">
            <chart:data-point chart:repeated="4"/>
          </chart:series>
          <chart:series chart:style-name="ch12" chart:values-cell-range-address="Sheet1.F128:Sheet1.F131" chart:label-cell-address="Sheet1.F127:Sheet1.F127" chart:class="chart:bar">
            <chart:data-point chart:repeated="4"/>
          </chart:series>
          <chart:series chart:style-name="ch13" chart:values-cell-range-address="Sheet1.G128:Sheet1.G131" chart:label-cell-address="Sheet1.G127:Sheet1.G127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127:Sheet1.B127</svg:desc>
                </draw:g>
              </table:table-cell>
              <table:table-cell office:value-type="string">
                <text:p>EC6.2</text:p>
                <draw:g>
                  <svg:desc>Sheet1.C127:Sheet1.C127</svg:desc>
                </draw:g>
              </table:table-cell>
              <table:table-cell office:value-type="string">
                <text:p>EC6.3</text:p>
                <draw:g>
                  <svg:desc>Sheet1.D127:Sheet1.D127</svg:desc>
                </draw:g>
              </table:table-cell>
              <table:table-cell office:value-type="string">
                <text:p>EC6.4</text:p>
                <draw:g>
                  <svg:desc>Sheet1.E127:Sheet1.E127</svg:desc>
                </draw:g>
              </table:table-cell>
              <table:table-cell office:value-type="string">
                <text:p>EC6.5</text:p>
                <draw:g>
                  <svg:desc>Sheet1.F127:Sheet1.F127</svg:desc>
                </draw:g>
              </table:table-cell>
              <table:table-cell office:value-type="string">
                <text:p>EC6.6</text:p>
                <draw:g>
                  <svg:desc>Sheet1.G127:Sheet1.G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128:Sheet1.A131</svg:desc>
                </draw:g>
              </table:table-cell>
              <table:table-cell office:value-type="float" office:value="0">
                <text:p>0</text:p>
                <draw:g>
                  <svg:desc>Sheet1.B128:Sheet1.B131</svg:desc>
                </draw:g>
              </table:table-cell>
              <table:table-cell office:value-type="float" office:value="3">
                <text:p>3</text:p>
                <draw:g>
                  <svg:desc>Sheet1.C128:Sheet1.C131</svg:desc>
                </draw:g>
              </table:table-cell>
              <table:table-cell office:value-type="float" office:value="0">
                <text:p>0</text:p>
                <draw:g>
                  <svg:desc>Sheet1.D128:Sheet1.D131</svg:desc>
                </draw:g>
              </table:table-cell>
              <table:table-cell office:value-type="float" office:value="0">
                <text:p>0</text:p>
                <draw:g>
                  <svg:desc>Sheet1.E128:Sheet1.E131</svg:desc>
                </draw:g>
              </table:table-cell>
              <table:table-cell office:value-type="float" office:value="0">
                <text:p>0</text:p>
                <draw:g>
                  <svg:desc>Sheet1.F128:Sheet1.F131</svg:desc>
                </draw:g>
              </table:table-cell>
              <table:table-cell office:value-type="float" office:value="0">
                <text:p>0</text:p>
                <draw:g>
                  <svg:desc>Sheet1.G128:Sheet1.G131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37cm" svg:y="0.315cm" chart:style-name="ch2">
          <text:p>hCluster Method= ward distance Method = canberra</text:p>
        </chart:title>
        <chart:legend chart:legend-position="end" svg:x="14.175cm" svg:y="3.014cm" chart:style-name="ch3"/>
        <chart:plot-area chart:style-name="ch4" table:cell-range-address="Sheet1.A143:Sheet1.G153" chart:data-source-has-labels="both" svg:x="0.77cm" svg:y="1.64cm" svg:width="12.765cm" svg:height="6.76cm">
          <chartooo:coordinate-region svg:x="1.439cm" svg:y="1.85cm" svg:width="11.878cm" svg:height="5.461cm"/>
          <chart:axis chart:dimension="x" chart:name="primary-x" chart:style-name="ch5">
            <chart:categories table:cell-range-address="Sheet1.A144:Sheet1.A15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44:Sheet1.B153" chart:label-cell-address="Sheet1.B143:Sheet1.B143" chart:class="chart:bar">
            <chart:data-point chart:repeated="10"/>
          </chart:series>
          <chart:series chart:style-name="ch9" chart:values-cell-range-address="Sheet1.C144:Sheet1.C153" chart:label-cell-address="Sheet1.C143:Sheet1.C143" chart:class="chart:bar">
            <chart:data-point chart:repeated="10"/>
          </chart:series>
          <chart:series chart:style-name="ch10" chart:values-cell-range-address="Sheet1.D144:Sheet1.D153" chart:label-cell-address="Sheet1.D143:Sheet1.D143" chart:class="chart:bar">
            <chart:data-point chart:repeated="10"/>
          </chart:series>
          <chart:series chart:style-name="ch11" chart:values-cell-range-address="Sheet1.E144:Sheet1.E153" chart:label-cell-address="Sheet1.E143:Sheet1.E143" chart:class="chart:bar">
            <chart:data-point chart:repeated="10"/>
          </chart:series>
          <chart:series chart:style-name="ch12" chart:values-cell-range-address="Sheet1.F144:Sheet1.F153" chart:label-cell-address="Sheet1.F143:Sheet1.F143" chart:class="chart:bar">
            <chart:data-point chart:repeated="10"/>
          </chart:series>
          <chart:series chart:style-name="ch13" chart:values-cell-range-address="Sheet1.G144:Sheet1.G153" chart:label-cell-address="Sheet1.G143:Sheet1.G143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143:Sheet1.B143</svg:desc>
                </draw:g>
              </table:table-cell>
              <table:table-cell office:value-type="string">
                <text:p>EC6.2</text:p>
                <draw:g>
                  <svg:desc>Sheet1.C143:Sheet1.C143</svg:desc>
                </draw:g>
              </table:table-cell>
              <table:table-cell office:value-type="string">
                <text:p>EC6.3</text:p>
                <draw:g>
                  <svg:desc>Sheet1.D143:Sheet1.D143</svg:desc>
                </draw:g>
              </table:table-cell>
              <table:table-cell office:value-type="string">
                <text:p>EC6.4</text:p>
                <draw:g>
                  <svg:desc>Sheet1.E143:Sheet1.E143</svg:desc>
                </draw:g>
              </table:table-cell>
              <table:table-cell office:value-type="string">
                <text:p>EC6.5</text:p>
                <draw:g>
                  <svg:desc>Sheet1.F143:Sheet1.F143</svg:desc>
                </draw:g>
              </table:table-cell>
              <table:table-cell office:value-type="string">
                <text:p>EC6.6</text:p>
                <draw:g>
                  <svg:desc>Sheet1.G143:Sheet1.G1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144:Sheet1.A153</svg:desc>
                </draw:g>
              </table:table-cell>
              <table:table-cell office:value-type="float" office:value="23">
                <text:p>23</text:p>
                <draw:g>
                  <svg:desc>Sheet1.B144:Sheet1.B153</svg:desc>
                </draw:g>
              </table:table-cell>
              <table:table-cell office:value-type="float" office:value="0">
                <text:p>0</text:p>
                <draw:g>
                  <svg:desc>Sheet1.C144:Sheet1.C153</svg:desc>
                </draw:g>
              </table:table-cell>
              <table:table-cell office:value-type="float" office:value="0">
                <text:p>0</text:p>
                <draw:g>
                  <svg:desc>Sheet1.D144:Sheet1.D153</svg:desc>
                </draw:g>
              </table:table-cell>
              <table:table-cell office:value-type="float" office:value="0">
                <text:p>0</text:p>
                <draw:g>
                  <svg:desc>Sheet1.E144:Sheet1.E153</svg:desc>
                </draw:g>
              </table:table-cell>
              <table:table-cell office:value-type="float" office:value="0">
                <text:p>0</text:p>
                <draw:g>
                  <svg:desc>Sheet1.F144:Sheet1.F153</svg:desc>
                </draw:g>
              </table:table-cell>
              <table:table-cell office:value-type="float" office:value="0">
                <text:p>0</text:p>
                <draw:g>
                  <svg:desc>Sheet1.G144:Sheet1.G153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57cm" svg:y="0.315cm" chart:style-name="ch2">
          <text:p>hCluster Method= ward distance Method = minkowski</text:p>
        </chart:title>
        <chart:legend chart:legend-position="end" svg:x="14.175cm" svg:y="3.014cm" chart:style-name="ch3"/>
        <chart:plot-area chart:style-name="ch4" table:cell-range-address="Sheet1.A178:Sheet1.G182" chart:data-source-has-labels="both" svg:x="0.77cm" svg:y="1.64cm" svg:width="12.765cm" svg:height="6.76cm">
          <chartooo:coordinate-region svg:x="1.439cm" svg:y="1.85cm" svg:width="12.096cm" svg:height="5.881cm"/>
          <chart:axis chart:dimension="x" chart:name="primary-x" chart:style-name="ch5">
            <chart:categories table:cell-range-address="Sheet1.A179:Sheet1.A18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79:Sheet1.B182" chart:label-cell-address="Sheet1.B178:Sheet1.B178" chart:class="chart:bar">
            <chart:data-point chart:repeated="4"/>
          </chart:series>
          <chart:series chart:style-name="ch9" chart:values-cell-range-address="Sheet1.C179:Sheet1.C182" chart:label-cell-address="Sheet1.C178:Sheet1.C178" chart:class="chart:bar">
            <chart:data-point chart:repeated="4"/>
          </chart:series>
          <chart:series chart:style-name="ch10" chart:values-cell-range-address="Sheet1.D179:Sheet1.D182" chart:label-cell-address="Sheet1.D178:Sheet1.D178" chart:class="chart:bar">
            <chart:data-point chart:repeated="4"/>
          </chart:series>
          <chart:series chart:style-name="ch11" chart:values-cell-range-address="Sheet1.E179:Sheet1.E182" chart:label-cell-address="Sheet1.E178:Sheet1.E178" chart:class="chart:bar">
            <chart:data-point chart:repeated="4"/>
          </chart:series>
          <chart:series chart:style-name="ch12" chart:values-cell-range-address="Sheet1.F179:Sheet1.F182" chart:label-cell-address="Sheet1.F178:Sheet1.F178" chart:class="chart:bar">
            <chart:data-point chart:repeated="4"/>
          </chart:series>
          <chart:series chart:style-name="ch13" chart:values-cell-range-address="Sheet1.G179:Sheet1.G182" chart:label-cell-address="Sheet1.G178:Sheet1.G178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178:Sheet1.B178</svg:desc>
                </draw:g>
              </table:table-cell>
              <table:table-cell office:value-type="string">
                <text:p>EC6.2</text:p>
                <draw:g>
                  <svg:desc>Sheet1.C178:Sheet1.C178</svg:desc>
                </draw:g>
              </table:table-cell>
              <table:table-cell office:value-type="string">
                <text:p>EC6.3</text:p>
                <draw:g>
                  <svg:desc>Sheet1.D178:Sheet1.D178</svg:desc>
                </draw:g>
              </table:table-cell>
              <table:table-cell office:value-type="string">
                <text:p>EC6.4</text:p>
                <draw:g>
                  <svg:desc>Sheet1.E178:Sheet1.E178</svg:desc>
                </draw:g>
              </table:table-cell>
              <table:table-cell office:value-type="string">
                <text:p>EC6.5</text:p>
                <draw:g>
                  <svg:desc>Sheet1.F178:Sheet1.F178</svg:desc>
                </draw:g>
              </table:table-cell>
              <table:table-cell office:value-type="string">
                <text:p>EC6.6</text:p>
                <draw:g>
                  <svg:desc>Sheet1.G178:Sheet1.G1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179:Sheet1.A182</svg:desc>
                </draw:g>
              </table:table-cell>
              <table:table-cell office:value-type="float" office:value="0">
                <text:p>0</text:p>
                <draw:g>
                  <svg:desc>Sheet1.B179:Sheet1.B182</svg:desc>
                </draw:g>
              </table:table-cell>
              <table:table-cell office:value-type="float" office:value="3">
                <text:p>3</text:p>
                <draw:g>
                  <svg:desc>Sheet1.C179:Sheet1.C182</svg:desc>
                </draw:g>
              </table:table-cell>
              <table:table-cell office:value-type="float" office:value="0">
                <text:p>0</text:p>
                <draw:g>
                  <svg:desc>Sheet1.D179:Sheet1.D182</svg:desc>
                </draw:g>
              </table:table-cell>
              <table:table-cell office:value-type="float" office:value="0">
                <text:p>0</text:p>
                <draw:g>
                  <svg:desc>Sheet1.E179:Sheet1.E182</svg:desc>
                </draw:g>
              </table:table-cell>
              <table:table-cell office:value-type="float" office:value="0">
                <text:p>0</text:p>
                <draw:g>
                  <svg:desc>Sheet1.F179:Sheet1.F182</svg:desc>
                </draw:g>
              </table:table-cell>
              <table:table-cell office:value-type="float" office:value="0">
                <text:p>0</text:p>
                <draw:g>
                  <svg:desc>Sheet1.G179:Sheet1.G182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99cm" svg:y="0.315cm" chart:style-name="ch2">
          <text:p> hCluster Method= complete distance Method = euclidean</text:p>
        </chart:title>
        <chart:legend chart:legend-position="end" svg:x="14.175cm" svg:y="3.014cm" chart:style-name="ch3"/>
        <chart:plot-area chart:style-name="ch4" table:cell-range-address="Sheet1.A272:Sheet1.G281" chart:data-source-has-labels="both" svg:x="0.77cm" svg:y="1.64cm" svg:width="12.765cm" svg:height="6.76cm">
          <chartooo:coordinate-region svg:x="1.439cm" svg:y="1.85cm" svg:width="12.054cm" svg:height="5.461cm"/>
          <chart:axis chart:dimension="x" chart:name="primary-x" chart:style-name="ch5">
            <chart:categories table:cell-range-address="Sheet1.A273:Sheet1.A28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73:Sheet1.B281" chart:label-cell-address="Sheet1.B272:Sheet1.B272" chart:class="chart:bar">
            <chart:data-point chart:repeated="9"/>
          </chart:series>
          <chart:series chart:style-name="ch9" chart:values-cell-range-address="Sheet1.C273:Sheet1.C281" chart:label-cell-address="Sheet1.C272:Sheet1.C272" chart:class="chart:bar">
            <chart:data-point chart:repeated="9"/>
          </chart:series>
          <chart:series chart:style-name="ch10" chart:values-cell-range-address="Sheet1.D273:Sheet1.D281" chart:label-cell-address="Sheet1.D272:Sheet1.D272" chart:class="chart:bar">
            <chart:data-point chart:repeated="9"/>
          </chart:series>
          <chart:series chart:style-name="ch11" chart:values-cell-range-address="Sheet1.E273:Sheet1.E281" chart:label-cell-address="Sheet1.E272:Sheet1.E272" chart:class="chart:bar">
            <chart:data-point chart:repeated="9"/>
          </chart:series>
          <chart:series chart:style-name="ch12" chart:values-cell-range-address="Sheet1.F273:Sheet1.F281" chart:label-cell-address="Sheet1.F272:Sheet1.F272" chart:class="chart:bar">
            <chart:data-point chart:repeated="9"/>
          </chart:series>
          <chart:series chart:style-name="ch13" chart:values-cell-range-address="Sheet1.G273:Sheet1.G281" chart:label-cell-address="Sheet1.G272:Sheet1.G272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272:Sheet1.B272</svg:desc>
                </draw:g>
              </table:table-cell>
              <table:table-cell office:value-type="string">
                <text:p>EC6.2</text:p>
                <draw:g>
                  <svg:desc>Sheet1.C272:Sheet1.C272</svg:desc>
                </draw:g>
              </table:table-cell>
              <table:table-cell office:value-type="string">
                <text:p>EC6.3</text:p>
                <draw:g>
                  <svg:desc>Sheet1.D272:Sheet1.D272</svg:desc>
                </draw:g>
              </table:table-cell>
              <table:table-cell office:value-type="string">
                <text:p>EC6.4</text:p>
                <draw:g>
                  <svg:desc>Sheet1.E272:Sheet1.E272</svg:desc>
                </draw:g>
              </table:table-cell>
              <table:table-cell office:value-type="string">
                <text:p>EC6.5</text:p>
                <draw:g>
                  <svg:desc>Sheet1.F272:Sheet1.F272</svg:desc>
                </draw:g>
              </table:table-cell>
              <table:table-cell office:value-type="string">
                <text:p>EC6.6</text:p>
                <draw:g>
                  <svg:desc>Sheet1.G272:Sheet1.G2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273:Sheet1.A281</svg:desc>
                </draw:g>
              </table:table-cell>
              <table:table-cell office:value-type="float" office:value="0">
                <text:p>0</text:p>
                <draw:g>
                  <svg:desc>Sheet1.B273:Sheet1.B281</svg:desc>
                </draw:g>
              </table:table-cell>
              <table:table-cell office:value-type="float" office:value="0">
                <text:p>0</text:p>
                <draw:g>
                  <svg:desc>Sheet1.C273:Sheet1.C281</svg:desc>
                </draw:g>
              </table:table-cell>
              <table:table-cell office:value-type="float" office:value="0">
                <text:p>0</text:p>
                <draw:g>
                  <svg:desc>Sheet1.D273:Sheet1.D281</svg:desc>
                </draw:g>
              </table:table-cell>
              <table:table-cell office:value-type="float" office:value="0">
                <text:p>0</text:p>
                <draw:g>
                  <svg:desc>Sheet1.E273:Sheet1.E281</svg:desc>
                </draw:g>
              </table:table-cell>
              <table:table-cell office:value-type="float" office:value="2">
                <text:p>2</text:p>
                <draw:g>
                  <svg:desc>Sheet1.F273:Sheet1.F281</svg:desc>
                </draw:g>
              </table:table-cell>
              <table:table-cell office:value-type="float" office:value="0">
                <text:p>0</text:p>
                <draw:g>
                  <svg:desc>Sheet1.G273:Sheet1.G281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94cm" svg:y="0.315cm" chart:style-name="ch2">
          <text:p> hCluster Method= complete distance Method = manhattan</text:p>
        </chart:title>
        <chart:legend chart:legend-position="end" svg:x="14.175cm" svg:y="3.014cm" chart:style-name="ch3"/>
        <chart:plot-area chart:style-name="ch4" table:cell-range-address="Sheet1.A307:Sheet1.G314" chart:data-source-has-labels="both" svg:x="0.77cm" svg:y="1.64cm" svg:width="12.765cm" svg:height="6.76cm">
          <chartooo:coordinate-region svg:x="1.439cm" svg:y="1.85cm" svg:width="12.096cm" svg:height="5.881cm"/>
          <chart:axis chart:dimension="x" chart:name="primary-x" chart:style-name="ch5">
            <chart:categories table:cell-range-address="Sheet1.A308:Sheet1.A3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08:Sheet1.B314" chart:label-cell-address="Sheet1.B307:Sheet1.B307" chart:class="chart:bar">
            <chart:data-point chart:repeated="7"/>
          </chart:series>
          <chart:series chart:style-name="ch9" chart:values-cell-range-address="Sheet1.C308:Sheet1.C314" chart:label-cell-address="Sheet1.C307:Sheet1.C307" chart:class="chart:bar">
            <chart:data-point chart:repeated="7"/>
          </chart:series>
          <chart:series chart:style-name="ch10" chart:values-cell-range-address="Sheet1.D308:Sheet1.D314" chart:label-cell-address="Sheet1.D307:Sheet1.D307" chart:class="chart:bar">
            <chart:data-point chart:repeated="7"/>
          </chart:series>
          <chart:series chart:style-name="ch11" chart:values-cell-range-address="Sheet1.E308:Sheet1.E314" chart:label-cell-address="Sheet1.E307:Sheet1.E307" chart:class="chart:bar">
            <chart:data-point chart:repeated="7"/>
          </chart:series>
          <chart:series chart:style-name="ch12" chart:values-cell-range-address="Sheet1.F308:Sheet1.F314" chart:label-cell-address="Sheet1.F307:Sheet1.F307" chart:class="chart:bar">
            <chart:data-point chart:repeated="7"/>
          </chart:series>
          <chart:series chart:style-name="ch13" chart:values-cell-range-address="Sheet1.G308:Sheet1.G314" chart:label-cell-address="Sheet1.G307:Sheet1.G307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307:Sheet1.B307</svg:desc>
                </draw:g>
              </table:table-cell>
              <table:table-cell office:value-type="string">
                <text:p>EC6.2</text:p>
                <draw:g>
                  <svg:desc>Sheet1.C307:Sheet1.C307</svg:desc>
                </draw:g>
              </table:table-cell>
              <table:table-cell office:value-type="string">
                <text:p>EC6.3</text:p>
                <draw:g>
                  <svg:desc>Sheet1.D307:Sheet1.D307</svg:desc>
                </draw:g>
              </table:table-cell>
              <table:table-cell office:value-type="string">
                <text:p>EC6.4</text:p>
                <draw:g>
                  <svg:desc>Sheet1.E307:Sheet1.E307</svg:desc>
                </draw:g>
              </table:table-cell>
              <table:table-cell office:value-type="string">
                <text:p>EC6.5</text:p>
                <draw:g>
                  <svg:desc>Sheet1.F307:Sheet1.F307</svg:desc>
                </draw:g>
              </table:table-cell>
              <table:table-cell office:value-type="string">
                <text:p>EC6.6</text:p>
                <draw:g>
                  <svg:desc>Sheet1.G307:Sheet1.G3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308:Sheet1.A314</svg:desc>
                </draw:g>
              </table:table-cell>
              <table:table-cell office:value-type="float" office:value="0">
                <text:p>0</text:p>
                <draw:g>
                  <svg:desc>Sheet1.B308:Sheet1.B314</svg:desc>
                </draw:g>
              </table:table-cell>
              <table:table-cell office:value-type="float" office:value="3">
                <text:p>3</text:p>
                <draw:g>
                  <svg:desc>Sheet1.C308:Sheet1.C314</svg:desc>
                </draw:g>
              </table:table-cell>
              <table:table-cell office:value-type="float" office:value="0">
                <text:p>0</text:p>
                <draw:g>
                  <svg:desc>Sheet1.D308:Sheet1.D314</svg:desc>
                </draw:g>
              </table:table-cell>
              <table:table-cell office:value-type="float" office:value="0">
                <text:p>0</text:p>
                <draw:g>
                  <svg:desc>Sheet1.E308:Sheet1.E314</svg:desc>
                </draw:g>
              </table:table-cell>
              <table:table-cell office:value-type="float" office:value="0">
                <text:p>0</text:p>
                <draw:g>
                  <svg:desc>Sheet1.F308:Sheet1.F314</svg:desc>
                </draw:g>
              </table:table-cell>
              <table:table-cell office:value-type="float" office:value="0">
                <text:p>0</text:p>
                <draw:g>
                  <svg:desc>Sheet1.G308:Sheet1.G314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